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e6e905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1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(K)</text:p>
          </table:table-cell>
          <table:table-cell table:number-columns-repeated="41" table:style-name="ce1" office:value-type="string" calcext:value-type="string">
            <text:p>N_X</text:p>
          </table:table-cell>
        </table:table-row>
        <table:table-row table:style-name="ro1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0666E-017" calcext:value-type="float">
            <text:p>1.21E-17</text:p>
          </table:table-cell>
          <table:table-cell office:value-type="float" office:value="1.40383061E-017" calcext:value-type="float">
            <text:p>1.40E-17</text:p>
          </table:table-cell>
          <table:table-cell office:value-type="float" office:value="1.37482345E-017" calcext:value-type="float">
            <text:p>1.37E-17</text:p>
          </table:table-cell>
          <table:table-cell office:value-type="float" office:value="1.1937653E-017" calcext:value-type="float">
            <text:p>1.19E-17</text:p>
          </table:table-cell>
          <table:table-cell office:value-type="float" office:value="1.23997328E-017" calcext:value-type="float">
            <text:p>1.24E-17</text:p>
          </table:table-cell>
          <table:table-cell office:value-type="float" office:value="1.27597197E-017" calcext:value-type="float">
            <text:p>1.28E-17</text:p>
          </table:table-cell>
          <table:table-cell office:value-type="float" office:value="1.27319192E-017" calcext:value-type="float">
            <text:p>1.27E-17</text:p>
          </table:table-cell>
          <table:table-cell office:value-type="float" office:value="1.2802426E-017" calcext:value-type="float">
            <text:p>1.28E-17</text:p>
          </table:table-cell>
          <table:table-cell office:value-type="float" office:value="1.28492728E-017" calcext:value-type="float">
            <text:p>1.28E-17</text:p>
          </table:table-cell>
          <table:table-cell office:value-type="float" office:value="1.27758085E-017" calcext:value-type="float">
            <text:p>1.28E-17</text:p>
          </table:table-cell>
          <table:table-cell office:value-type="float" office:value="1.28504558E-017" calcext:value-type="float">
            <text:p>1.29E-17</text:p>
          </table:table-cell>
          <table:table-cell office:value-type="float" office:value="1.30682461E-017" calcext:value-type="float">
            <text:p>1.31E-17</text:p>
          </table:table-cell>
          <table:table-cell office:value-type="float" office:value="1.32550418E-017" calcext:value-type="float">
            <text:p>1.33E-17</text:p>
          </table:table-cell>
          <table:table-cell office:value-type="float" office:value="1.33429387E-017" calcext:value-type="float">
            <text:p>1.33E-17</text:p>
          </table:table-cell>
          <table:table-cell office:value-type="float" office:value="1.33492086E-017" calcext:value-type="float">
            <text:p>1.33E-17</text:p>
          </table:table-cell>
          <table:table-cell office:value-type="float" office:value="1.33641144E-017" calcext:value-type="float">
            <text:p>1.34E-17</text:p>
          </table:table-cell>
          <table:table-cell office:value-type="float" office:value="1.34208984E-017" calcext:value-type="float">
            <text:p>1.34E-17</text:p>
          </table:table-cell>
          <table:table-cell office:value-type="float" office:value="1.34759079E-017" calcext:value-type="float">
            <text:p>1.35E-17</text:p>
          </table:table-cell>
          <table:table-cell office:value-type="float" office:value="1.35046548E-017" calcext:value-type="float">
            <text:p>1.35E-17</text:p>
          </table:table-cell>
          <table:table-cell table:number-columns-repeated="22" office:value-type="float" office:value="1.35115162E-017" calcext:value-type="float">
            <text:p>1.35E-17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5.32955852E-016" calcext:value-type="float">
            <text:p>5.33E-16</text:p>
          </table:table-cell>
          <table:table-cell office:value-type="float" office:value="6.77104702E-016" calcext:value-type="float">
            <text:p>6.77E-16</text:p>
          </table:table-cell>
          <table:table-cell office:value-type="float" office:value="6.53731166E-016" calcext:value-type="float">
            <text:p>6.54E-16</text:p>
          </table:table-cell>
          <table:table-cell office:value-type="float" office:value="5.2696277E-016" calcext:value-type="float">
            <text:p>5.27E-16</text:p>
          </table:table-cell>
          <table:table-cell office:value-type="float" office:value="5.65037682E-016" calcext:value-type="float">
            <text:p>5.65E-16</text:p>
          </table:table-cell>
          <table:table-cell office:value-type="float" office:value="5.9019727E-016" calcext:value-type="float">
            <text:p>5.90E-16</text:p>
          </table:table-cell>
          <table:table-cell office:value-type="float" office:value="5.87827912E-016" calcext:value-type="float">
            <text:p>5.88E-16</text:p>
          </table:table-cell>
          <table:table-cell office:value-type="float" office:value="5.92974426E-016" calcext:value-type="float">
            <text:p>5.93E-16</text:p>
          </table:table-cell>
          <table:table-cell office:value-type="float" office:value="5.92917644E-016" calcext:value-type="float">
            <text:p>5.93E-16</text:p>
          </table:table-cell>
          <table:table-cell office:value-type="float" office:value="5.81561244E-016" calcext:value-type="float">
            <text:p>5.82E-16</text:p>
          </table:table-cell>
          <table:table-cell office:value-type="float" office:value="5.88746748E-016" calcext:value-type="float">
            <text:p>5.89E-16</text:p>
          </table:table-cell>
          <table:table-cell office:value-type="float" office:value="6.11351146E-016" calcext:value-type="float">
            <text:p>6.11E-16</text:p>
          </table:table-cell>
          <table:table-cell office:value-type="float" office:value="6.32443078E-016" calcext:value-type="float">
            <text:p>6.32E-16</text:p>
          </table:table-cell>
          <table:table-cell office:value-type="float" office:value="6.43525892E-016" calcext:value-type="float">
            <text:p>6.44E-16</text:p>
          </table:table-cell>
          <table:table-cell office:value-type="float" office:value="6.44460214E-016" calcext:value-type="float">
            <text:p>6.44E-16</text:p>
          </table:table-cell>
          <table:table-cell office:value-type="float" office:value="6.46726332E-016" calcext:value-type="float">
            <text:p>6.47E-16</text:p>
          </table:table-cell>
          <table:table-cell office:value-type="float" office:value="6.5629668E-016" calcext:value-type="float">
            <text:p>6.56E-16</text:p>
          </table:table-cell>
          <table:table-cell office:value-type="float" office:value="6.65727654E-016" calcext:value-type="float">
            <text:p>6.66E-16</text:p>
          </table:table-cell>
          <table:table-cell office:value-type="float" office:value="6.71380044E-016" calcext:value-type="float">
            <text:p>6.71E-16</text:p>
          </table:table-cell>
          <table:table-cell table:number-columns-repeated="22" office:value-type="float" office:value="6.72670544E-016" calcext:value-type="float">
            <text:p>6.73E-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62989876E-016" calcext:value-type="float">
            <text:p>5.63E-16</text:p>
          </table:table-cell>
          <table:table-cell office:value-type="float" office:value="7.16082036E-016" calcext:value-type="float">
            <text:p>7.16E-16</text:p>
          </table:table-cell>
          <table:table-cell office:value-type="float" office:value="6.91171848E-016" calcext:value-type="float">
            <text:p>6.91E-16</text:p>
          </table:table-cell>
          <table:table-cell office:value-type="float" office:value="5.56583776E-016" calcext:value-type="float">
            <text:p>5.57E-16</text:p>
          </table:table-cell>
          <table:table-cell office:value-type="float" office:value="5.97070328E-016" calcext:value-type="float">
            <text:p>5.97E-16</text:p>
          </table:table-cell>
          <table:table-cell office:value-type="float" office:value="6.23768772E-016" calcext:value-type="float">
            <text:p>6.24E-16</text:p>
          </table:table-cell>
          <table:table-cell office:value-type="float" office:value="6.21266304E-016" calcext:value-type="float">
            <text:p>6.21E-16</text:p>
          </table:table-cell>
          <table:table-cell office:value-type="float" office:value="6.26712852E-016" calcext:value-type="float">
            <text:p>6.27E-16</text:p>
          </table:table-cell>
          <table:table-cell office:value-type="float" office:value="6.26592908E-016" calcext:value-type="float">
            <text:p>6.27E-16</text:p>
          </table:table-cell>
          <table:table-cell office:value-type="float" office:value="6.14434948E-016" calcext:value-type="float">
            <text:p>6.14E-16</text:p>
          </table:table-cell>
          <table:table-cell office:value-type="float" office:value="6.22078652E-016" calcext:value-type="float">
            <text:p>6.22E-16</text:p>
          </table:table-cell>
          <table:table-cell office:value-type="float" office:value="6.46192848E-016" calcext:value-type="float">
            <text:p>6.46E-16</text:p>
          </table:table-cell>
          <table:table-cell office:value-type="float" office:value="6.686878E-016" calcext:value-type="float">
            <text:p>6.69E-16</text:p>
          </table:table-cell>
          <table:table-cell office:value-type="float" office:value="6.80534996E-016" calcext:value-type="float">
            <text:p>6.81E-16</text:p>
          </table:table-cell>
          <table:table-cell office:value-type="float" office:value="6.81538164E-016" calcext:value-type="float">
            <text:p>6.82E-16</text:p>
          </table:table-cell>
          <table:table-cell office:value-type="float" office:value="6.8398066E-016" calcext:value-type="float">
            <text:p>6.84E-16</text:p>
          </table:table-cell>
          <table:table-cell office:value-type="float" office:value="6.94274036E-016" calcext:value-type="float">
            <text:p>6.94E-16</text:p>
          </table:table-cell>
          <table:table-cell office:value-type="float" office:value="7.04392948E-016" calcext:value-type="float">
            <text:p>7.04E-16</text:p>
          </table:table-cell>
          <table:table-cell office:value-type="float" office:value="7.1045012E-016" calcext:value-type="float">
            <text:p>7.10E-16</text:p>
          </table:table-cell>
          <table:table-cell table:number-columns-repeated="22" office:value-type="float" office:value="7.11829476E-016" calcext:value-type="float">
            <text:p>7.12E-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002894584" calcext:value-type="float">
            <text:p>2.89E-14</text:p>
          </table:table-cell>
          <table:table-cell office:value-type="float" office:value="0.00000000000003958204" calcext:value-type="float">
            <text:p>3.96E-14</text:p>
          </table:table-cell>
          <table:table-cell office:value-type="float" office:value="0.0000000000000375427" calcext:value-type="float">
            <text:p>3.75E-14</text:p>
          </table:table-cell>
          <table:table-cell office:value-type="float" office:value="0.00000000000002831523" calcext:value-type="float">
            <text:p>2.83E-14</text:p>
          </table:table-cell>
          <table:table-cell office:value-type="float" office:value="0.00000000000003141127" calcext:value-type="float">
            <text:p>3.14E-14</text:p>
          </table:table-cell>
          <table:table-cell office:value-type="float" office:value="0.00000000000003302396" calcext:value-type="float">
            <text:p>3.30E-14</text:p>
          </table:table-cell>
          <table:table-cell office:value-type="float" office:value="0.00000000000003284934" calcext:value-type="float">
            <text:p>3.28E-14</text:p>
          </table:table-cell>
          <table:table-cell office:value-type="float" office:value="0.00000000000003314578" calcext:value-type="float">
            <text:p>3.31E-14</text:p>
          </table:table-cell>
          <table:table-cell office:value-type="float" office:value="0.00000000000003270601" calcext:value-type="float">
            <text:p>3.27E-14</text:p>
          </table:table-cell>
          <table:table-cell office:value-type="float" office:value="0.00000000000003124474" calcext:value-type="float">
            <text:p>3.12E-14</text:p>
          </table:table-cell>
          <table:table-cell office:value-type="float" office:value="0.00000000000003184909" calcext:value-type="float">
            <text:p>3.18E-14</text:p>
          </table:table-cell>
          <table:table-cell office:value-type="float" office:value="0.00000000000003401974" calcext:value-type="float">
            <text:p>3.40E-14</text:p>
          </table:table-cell>
          <table:table-cell office:value-type="float" office:value="0.00000000000003616358" calcext:value-type="float">
            <text:p>3.62E-14</text:p>
          </table:table-cell>
          <table:table-cell office:value-type="float" office:value="0.00000000000003736221" calcext:value-type="float">
            <text:p>3.74E-14</text:p>
          </table:table-cell>
          <table:table-cell office:value-type="float" office:value="0.00000000000003748179" calcext:value-type="float">
            <text:p>3.75E-14</text:p>
          </table:table-cell>
          <table:table-cell office:value-type="float" office:value="0.00000000000003779081" calcext:value-type="float">
            <text:p>3.78E-14</text:p>
          </table:table-cell>
          <table:table-cell office:value-type="float" office:value="0.00000000000003913975" calcext:value-type="float">
            <text:p>3.91E-14</text:p>
          </table:table-cell>
          <table:table-cell office:value-type="float" office:value="0.00000000000004048534" calcext:value-type="float">
            <text:p>4.05E-14</text:p>
          </table:table-cell>
          <table:table-cell office:value-type="float" office:value="0.0000000000000413878" calcext:value-type="float">
            <text:p>4.14E-14</text:p>
          </table:table-cell>
          <table:table-cell office:value-type="float" office:value="0.00000000000004159763" calcext:value-type="float">
            <text:p>4.16E-14</text:p>
          </table:table-cell>
          <table:table-cell office:value-type="float" office:value="0.00000000000004159903" calcext:value-type="float">
            <text:p>4.16E-14</text:p>
          </table:table-cell>
          <table:table-cell office:value-type="float" office:value="0.0000000000000416021" calcext:value-type="float">
            <text:p>4.16E-14</text:p>
          </table:table-cell>
          <table:table-cell office:value-type="float" office:value="0.00000000000004160294" calcext:value-type="float">
            <text:p>4.16E-14</text:p>
          </table:table-cell>
          <table:table-cell table:number-columns-repeated="2" office:value-type="float" office:value="0.00000000000004160378" calcext:value-type="float">
            <text:p>4.16E-14</text:p>
          </table:table-cell>
          <table:table-cell office:value-type="float" office:value="0.00000000000004160462" calcext:value-type="float">
            <text:p>4.16E-14</text:p>
          </table:table-cell>
          <table:table-cell table:number-columns-repeated="2" office:value-type="float" office:value="0.00000000000004160517" calcext:value-type="float">
            <text:p>4.16E-14</text:p>
          </table:table-cell>
          <table:table-cell table:number-columns-repeated="7" office:value-type="float" office:value="0.00000000000004160545" calcext:value-type="float">
            <text:p>4.16E-14</text:p>
          </table:table-cell>
          <table:table-cell table:number-columns-repeated="6" office:value-type="float" office:value="0.00000000000004160601" calcext:value-type="float">
            <text:p>4.16E-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000000031969536" calcext:value-type="float">
            <text:p>3.20E-13</text:p>
          </table:table-cell>
          <table:table-cell office:value-type="float" office:value="0.00000000000045037114" calcext:value-type="float">
            <text:p>4.50E-13</text:p>
          </table:table-cell>
          <table:table-cell office:value-type="float" office:value="0.00000000000042277809" calcext:value-type="float">
            <text:p>4.23E-13</text:p>
          </table:table-cell>
          <table:table-cell office:value-type="float" office:value="0.00000000000031192205" calcext:value-type="float">
            <text:p>3.12E-13</text:p>
          </table:table-cell>
          <table:table-cell office:value-type="float" office:value="0.00000000000035051524" calcext:value-type="float">
            <text:p>3.51E-13</text:p>
          </table:table-cell>
          <table:table-cell office:value-type="float" office:value="0.0000000000003662598" calcext:value-type="float">
            <text:p>3.66E-13</text:p>
          </table:table-cell>
          <table:table-cell office:value-type="float" office:value="0.00000000000036416723" calcext:value-type="float">
            <text:p>3.64E-13</text:p>
          </table:table-cell>
          <table:table-cell office:value-type="float" office:value="0.00000000000036630064" calcext:value-type="float">
            <text:p>3.66E-13</text:p>
          </table:table-cell>
          <table:table-cell office:value-type="float" office:value="0.00000000000035784552" calcext:value-type="float">
            <text:p>3.58E-13</text:p>
          </table:table-cell>
          <table:table-cell office:value-type="float" office:value="0.00000000000033524197" calcext:value-type="float">
            <text:p>3.35E-13</text:p>
          </table:table-cell>
          <table:table-cell office:value-type="float" office:value="0.00000000000034284876" calcext:value-type="float">
            <text:p>3.43E-13</text:p>
          </table:table-cell>
          <table:table-cell office:value-type="float" office:value="0.00000000000037278573" calcext:value-type="float">
            <text:p>3.73E-13</text:p>
          </table:table-cell>
          <table:table-cell office:value-type="float" office:value="0.00000000000040276041" calcext:value-type="float">
            <text:p>4.03E-13</text:p>
          </table:table-cell>
          <table:table-cell office:value-type="float" office:value="0.00000000000042030534" calcext:value-type="float">
            <text:p>4.20E-13</text:p>
          </table:table-cell>
          <table:table-cell office:value-type="float" office:value="0.00000000000042219997" calcext:value-type="float">
            <text:p>4.22E-13</text:p>
          </table:table-cell>
          <table:table-cell office:value-type="float" office:value="0.00000000000042763248" calcext:value-type="float">
            <text:p>4.28E-13</text:p>
          </table:table-cell>
          <table:table-cell office:value-type="float" office:value="0.0000000000004497396" calcext:value-type="float">
            <text:p>4.50E-13</text:p>
          </table:table-cell>
          <table:table-cell office:value-type="float" office:value="0.00000000000047217348" calcext:value-type="float">
            <text:p>4.72E-13</text:p>
          </table:table-cell>
          <table:table-cell office:value-type="float" office:value="0.00000000000048813798" calcext:value-type="float">
            <text:p>4.88E-13</text:p>
          </table:table-cell>
          <table:table-cell office:value-type="float" office:value="0.00000000000049215031" calcext:value-type="float">
            <text:p>4.92E-13</text:p>
          </table:table-cell>
          <table:table-cell office:value-type="float" office:value="0.00000000000049227285" calcext:value-type="float">
            <text:p>4.92E-13</text:p>
          </table:table-cell>
          <table:table-cell office:value-type="float" office:value="0.00000000000049264361" calcext:value-type="float">
            <text:p>4.93E-13</text:p>
          </table:table-cell>
          <table:table-cell office:value-type="float" office:value="0.00000000000049281642" calcext:value-type="float">
            <text:p>4.93E-13</text:p>
          </table:table-cell>
          <table:table-cell office:value-type="float" office:value="0.0000000000004929201" calcext:value-type="float">
            <text:p>4.93E-13</text:p>
          </table:table-cell>
          <table:table-cell office:value-type="float" office:value="0.00000000000049294838" calcext:value-type="float">
            <text:p>4.93E-13</text:p>
          </table:table-cell>
          <table:table-cell office:value-type="float" office:value="0.00000000000049314004" calcext:value-type="float">
            <text:p>4.93E-13</text:p>
          </table:table-cell>
          <table:table-cell office:value-type="float" office:value="0.0000000000004931746" calcext:value-type="float">
            <text:p>4.93E-13</text:p>
          </table:table-cell>
          <table:table-cell office:value-type="float" office:value="0.00000000000049321859" calcext:value-type="float">
            <text:p>4.93E-13</text:p>
          </table:table-cell>
          <table:table-cell office:value-type="float" office:value="0.0000000000004932563" calcext:value-type="float">
            <text:p>4.93E-13</text:p>
          </table:table-cell>
          <table:table-cell office:value-type="float" office:value="0.00000000000049327201" calcext:value-type="float">
            <text:p>4.93E-13</text:p>
          </table:table-cell>
          <table:table-cell office:value-type="float" office:value="0.00000000000049328457" calcext:value-type="float">
            <text:p>4.93E-13</text:p>
          </table:table-cell>
          <table:table-cell office:value-type="float" office:value="0.00000000000049330343" calcext:value-type="float">
            <text:p>4.93E-13</text:p>
          </table:table-cell>
          <table:table-cell office:value-type="float" office:value="0.00000000000049332856" calcext:value-type="float">
            <text:p>4.93E-13</text:p>
          </table:table-cell>
          <table:table-cell office:value-type="float" office:value="0.00000000000049336627" calcext:value-type="float">
            <text:p>4.93E-13</text:p>
          </table:table-cell>
          <table:table-cell office:value-type="float" office:value="0.00000000000049338826" calcext:value-type="float">
            <text:p>4.93E-13</text:p>
          </table:table-cell>
          <table:table-cell office:value-type="float" office:value="0.0000000000004934134" calcext:value-type="float">
            <text:p>4.93E-13</text:p>
          </table:table-cell>
          <table:table-cell office:value-type="float" office:value="0.00000000000049344482" calcext:value-type="float">
            <text:p>4.93E-13</text:p>
          </table:table-cell>
          <table:table-cell office:value-type="float" office:value="0.00000000000049346995" calcext:value-type="float">
            <text:p>4.93E-13</text:p>
          </table:table-cell>
          <table:table-cell office:value-type="float" office:value="0.00000000000049347938" calcext:value-type="float">
            <text:p>4.93E-13</text:p>
          </table:table-cell>
          <table:table-cell table:number-columns-repeated="2" office:value-type="float" office:value="0.00000000000049349195" calcext:value-type="float">
            <text:p>4.93E-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129420475" calcext:value-type="float">
            <text:p>1.29E-12</text:p>
          </table:table-cell>
          <table:table-cell office:value-type="float" office:value="0.00000000000184365379" calcext:value-type="float">
            <text:p>1.84E-12</text:p>
          </table:table-cell>
          <table:table-cell office:value-type="float" office:value="0.00000000000172055938" calcext:value-type="float">
            <text:p>1.72E-12</text:p>
          </table:table-cell>
          <table:table-cell office:value-type="float" office:value="0.00000000000126940866" calcext:value-type="float">
            <text:p>1.27E-12</text:p>
          </table:table-cell>
          <table:table-cell office:value-type="float" office:value="0.00000000000142642016" calcext:value-type="float">
            <text:p>1.43E-12</text:p>
          </table:table-cell>
          <table:table-cell office:value-type="float" office:value="0.00000000000147769321" calcext:value-type="float">
            <text:p>1.48E-12</text:p>
          </table:table-cell>
          <table:table-cell office:value-type="float" office:value="0.00000000000146855918" calcext:value-type="float">
            <text:p>1.47E-12</text:p>
          </table:table-cell>
          <table:table-cell office:value-type="float" office:value="0.00000000000147136063" calcext:value-type="float">
            <text:p>1.47E-12</text:p>
          </table:table-cell>
          <table:table-cell office:value-type="float" office:value="0.00000000000143210124" calcext:value-type="float">
            <text:p>1.43E-12</text:p>
          </table:table-cell>
          <table:table-cell office:value-type="float" office:value="0.00000000000132757458" calcext:value-type="float">
            <text:p>1.33E-12</text:p>
          </table:table-cell>
          <table:table-cell office:value-type="float" office:value="0.00000000000135945899" calcext:value-type="float">
            <text:p>1.36E-12</text:p>
          </table:table-cell>
          <table:table-cell office:value-type="float" office:value="0.00000000000149104896" calcext:value-type="float">
            <text:p>1.49E-12</text:p>
          </table:table-cell>
          <table:table-cell office:value-type="float" office:value="0.00000000000162180501" calcext:value-type="float">
            <text:p>1.62E-12</text:p>
          </table:table-cell>
          <table:table-cell office:value-type="float" office:value="0.00000000000170191345" calcext:value-type="float">
            <text:p>1.70E-12</text:p>
          </table:table-cell>
          <table:table-cell office:value-type="float" office:value="0.00000000000171023962" calcext:value-type="float">
            <text:p>1.71E-12</text:p>
          </table:table-cell>
          <table:table-cell office:value-type="float" office:value="0.00000000000173864502" calcext:value-type="float">
            <text:p>1.74E-12</text:p>
          </table:table-cell>
          <table:table-cell office:value-type="float" office:value="0.00000000000184352349" calcext:value-type="float">
            <text:p>1.84E-12</text:p>
          </table:table-cell>
          <table:table-cell office:value-type="float" office:value="0.00000000000195216763" calcext:value-type="float">
            <text:p>1.95E-12</text:p>
          </table:table-cell>
          <table:table-cell office:value-type="float" office:value="0.00000000000203148124" calcext:value-type="float">
            <text:p>2.03E-12</text:p>
          </table:table-cell>
          <table:table-cell office:value-type="float" office:value="0.00000000000205290256" calcext:value-type="float">
            <text:p>2.05E-12</text:p>
          </table:table-cell>
          <table:table-cell office:value-type="float" office:value="0.00000000000205415344" calcext:value-type="float">
            <text:p>2.05E-12</text:p>
          </table:table-cell>
          <table:table-cell office:value-type="float" office:value="0.00000000000205902666" calcext:value-type="float">
            <text:p>2.06E-12</text:p>
          </table:table-cell>
          <table:table-cell office:value-type="float" office:value="0.00000000000206158054" calcext:value-type="float">
            <text:p>2.06E-12</text:p>
          </table:table-cell>
          <table:table-cell office:value-type="float" office:value="0.00000000000206333959" calcext:value-type="float">
            <text:p>2.06E-12</text:p>
          </table:table-cell>
          <table:table-cell office:value-type="float" office:value="0.00000000000206378261" calcext:value-type="float">
            <text:p>2.06E-12</text:p>
          </table:table-cell>
          <table:table-cell office:value-type="float" office:value="0.00000000000206675345" calcext:value-type="float">
            <text:p>2.07E-12</text:p>
          </table:table-cell>
          <table:table-cell office:value-type="float" office:value="0.00000000000206745707" calcext:value-type="float">
            <text:p>2.07E-12</text:p>
          </table:table-cell>
          <table:table-cell office:value-type="float" office:value="0.00000000000206830402" calcext:value-type="float">
            <text:p>2.07E-12</text:p>
          </table:table-cell>
          <table:table-cell office:value-type="float" office:value="0.00000000000206911188" calcext:value-type="float">
            <text:p>2.07E-12</text:p>
          </table:table-cell>
          <table:table-cell office:value-type="float" office:value="0.00000000000206941157" calcext:value-type="float">
            <text:p>2.07E-12</text:p>
          </table:table-cell>
          <table:table-cell office:value-type="float" office:value="0.00000000000206971126" calcext:value-type="float">
            <text:p>2.07E-12</text:p>
          </table:table-cell>
          <table:table-cell office:value-type="float" office:value="0.00000000000207006307" calcext:value-type="float">
            <text:p>2.07E-12</text:p>
          </table:table-cell>
          <table:table-cell office:value-type="float" office:value="0.00000000000207061033" calcext:value-type="float">
            <text:p>2.07E-12</text:p>
          </table:table-cell>
          <table:table-cell office:value-type="float" office:value="0.00000000000207152243" calcext:value-type="float">
            <text:p>2.07E-12</text:p>
          </table:table-cell>
          <table:table-cell office:value-type="float" office:value="0.00000000000207191333" calcext:value-type="float">
            <text:p>2.07E-12</text:p>
          </table:table-cell>
          <table:table-cell office:value-type="float" office:value="0.00000000000207261695" calcext:value-type="float">
            <text:p>2.07E-12</text:p>
          </table:table-cell>
          <table:table-cell office:value-type="float" office:value="0.00000000000207337269" calcext:value-type="float">
            <text:p>2.07E-12</text:p>
          </table:table-cell>
          <table:table-cell office:value-type="float" office:value="0.00000000000207391995" calcext:value-type="float">
            <text:p>2.07E-12</text:p>
          </table:table-cell>
          <table:table-cell office:value-type="float" office:value="0.00000000000207418055" calcext:value-type="float">
            <text:p>2.07E-12</text:p>
          </table:table-cell>
          <table:table-cell office:value-type="float" office:value="0.00000000000207442812" calcext:value-type="float">
            <text:p>2.07E-12</text:p>
          </table:table-cell>
          <table:table-cell office:value-type="float" office:value="0.00000000000207453236" calcext:value-type="float">
            <text:p>2.07E-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000000019647558" calcext:value-type="float">
            <text:p>1.96E-12</text:p>
          </table:table-cell>
          <table:table-cell office:value-type="float" office:value="0.0000000000028024563" calcext:value-type="float">
            <text:p>2.80E-12</text:p>
          </table:table-cell>
          <table:table-cell office:value-type="float" office:value="0.0000000000026107767" calcext:value-type="float">
            <text:p>2.61E-12</text:p>
          </table:table-cell>
          <table:table-cell office:value-type="float" office:value="0.00000000000193141935" calcext:value-type="float">
            <text:p>1.93E-12</text:p>
          </table:table-cell>
          <table:table-cell office:value-type="float" office:value="0.00000000000216658995" calcext:value-type="float">
            <text:p>2.17E-12</text:p>
          </table:table-cell>
          <table:table-cell office:value-type="float" office:value="0.0000000000022370334" calcext:value-type="float">
            <text:p>2.24E-12</text:p>
          </table:table-cell>
          <table:table-cell office:value-type="float" office:value="0.0000000000022226295" calcext:value-type="float">
            <text:p>2.22E-12</text:p>
          </table:table-cell>
          <table:table-cell office:value-type="float" office:value="0.00000000000222344745" calcext:value-type="float">
            <text:p>2.22E-12</text:p>
          </table:table-cell>
          <table:table-cell office:value-type="float" office:value="0.0000000000021634179" calcext:value-type="float">
            <text:p>2.16E-12</text:p>
          </table:table-cell>
          <table:table-cell office:value-type="float" office:value="0.0000000000019999875" calcext:value-type="float">
            <text:p>2.00E-12</text:p>
          </table:table-cell>
          <table:table-cell office:value-type="float" office:value="0.00000000000204856575" calcext:value-type="float">
            <text:p>2.05E-12</text:p>
          </table:table-cell>
          <table:table-cell office:value-type="float" office:value="0.00000000000225113805" calcext:value-type="float">
            <text:p>2.25E-12</text:p>
          </table:table-cell>
          <table:table-cell office:value-type="float" office:value="0.0000000000024514959" calcext:value-type="float">
            <text:p>2.45E-12</text:p>
          </table:table-cell>
          <table:table-cell office:value-type="float" office:value="0.0000000000025762632" calcext:value-type="float">
            <text:p>2.58E-12</text:p>
          </table:table-cell>
          <table:table-cell office:value-type="float" office:value="0.0000000000025886721" calcext:value-type="float">
            <text:p>2.59E-12</text:p>
          </table:table-cell>
          <table:table-cell office:value-type="float" office:value="0.0000000000026350359" calcext:value-type="float">
            <text:p>2.64E-12</text:p>
          </table:table-cell>
          <table:table-cell office:value-type="float" office:value="0.00000000000279940395" calcext:value-type="float">
            <text:p>2.80E-12</text:p>
          </table:table-cell>
          <table:table-cell office:value-type="float" office:value="0.0000000000029711535" calcext:value-type="float">
            <text:p>2.97E-12</text:p>
          </table:table-cell>
          <table:table-cell office:value-type="float" office:value="0.0000000000030973173" calcext:value-type="float">
            <text:p>3.10E-12</text:p>
          </table:table-cell>
          <table:table-cell office:value-type="float" office:value="0.00000000000313236945" calcext:value-type="float">
            <text:p>3.13E-12</text:p>
          </table:table-cell>
          <table:table-cell office:value-type="float" office:value="0.00000000000313456395" calcext:value-type="float">
            <text:p>3.13E-12</text:p>
          </table:table-cell>
          <table:table-cell office:value-type="float" office:value="0.000000000003144519" calcext:value-type="float">
            <text:p>3.14E-12</text:p>
          </table:table-cell>
          <table:table-cell office:value-type="float" office:value="0.0000000000031499853" calcext:value-type="float">
            <text:p>3.15E-12</text:p>
          </table:table-cell>
          <table:table-cell office:value-type="float" office:value="0.00000000000315379575" calcext:value-type="float">
            <text:p>3.15E-12</text:p>
          </table:table-cell>
          <table:table-cell office:value-type="float" office:value="0.00000000000315491295" calcext:value-type="float">
            <text:p>3.15E-12</text:p>
          </table:table-cell>
          <table:table-cell office:value-type="float" office:value="0.00000000000316133685" calcext:value-type="float">
            <text:p>3.16E-12</text:p>
          </table:table-cell>
          <table:table-cell office:value-type="float" office:value="0.0000000000031629129" calcext:value-type="float">
            <text:p>3.16E-12</text:p>
          </table:table-cell>
          <table:table-cell office:value-type="float" office:value="0.0000000000031649478" calcext:value-type="float">
            <text:p>3.16E-12</text:p>
          </table:table-cell>
          <table:table-cell office:value-type="float" office:value="0.0000000000031668231" calcext:value-type="float">
            <text:p>3.17E-12</text:p>
          </table:table-cell>
          <table:table-cell office:value-type="float" office:value="0.0000000000031674615" calcext:value-type="float">
            <text:p>3.17E-12</text:p>
          </table:table-cell>
          <table:table-cell office:value-type="float" office:value="0.00000000000316819965" calcext:value-type="float">
            <text:p>3.17E-12</text:p>
          </table:table-cell>
          <table:table-cell office:value-type="float" office:value="0.0000000000031691373" calcext:value-type="float">
            <text:p>3.17E-12</text:p>
          </table:table-cell>
          <table:table-cell office:value-type="float" office:value="0.00000000000317043405" calcext:value-type="float">
            <text:p>3.17E-12</text:p>
          </table:table-cell>
          <table:table-cell office:value-type="float" office:value="0.00000000000317258865" calcext:value-type="float">
            <text:p>3.17E-12</text:p>
          </table:table-cell>
          <table:table-cell office:value-type="float" office:value="0.0000000000031736061" calcext:value-type="float">
            <text:p>3.17E-12</text:p>
          </table:table-cell>
          <table:table-cell office:value-type="float" office:value="0.0000000000031753218" calcext:value-type="float">
            <text:p>3.18E-12</text:p>
          </table:table-cell>
          <table:table-cell office:value-type="float" office:value="0.00000000000317713725" calcext:value-type="float">
            <text:p>3.18E-12</text:p>
          </table:table-cell>
          <table:table-cell office:value-type="float" office:value="0.00000000000317853375" calcext:value-type="float">
            <text:p>3.18E-12</text:p>
          </table:table-cell>
          <table:table-cell office:value-type="float" office:value="0.00000000000317909235" calcext:value-type="float">
            <text:p>3.18E-12</text:p>
          </table:table-cell>
          <table:table-cell office:value-type="float" office:value="0.00000000000317973075" calcext:value-type="float">
            <text:p>3.18E-12</text:p>
          </table:table-cell>
          <table:table-cell office:value-type="float" office:value="0.00000000000318001005" calcext:value-type="float">
            <text:p>3.18E-1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0000000237155022" calcext:value-type="float">
            <text:p>2.37E-12</text:p>
          </table:table-cell>
          <table:table-cell office:value-type="float" office:value="0.00000000000338389428" calcext:value-type="float">
            <text:p>3.38E-12</text:p>
          </table:table-cell>
          <table:table-cell office:value-type="float" office:value="0.00000000000314985606" calcext:value-type="float">
            <text:p>3.15E-12</text:p>
          </table:table-cell>
          <table:table-cell office:value-type="float" office:value="0.00000000000233443392" calcext:value-type="float">
            <text:p>2.33E-12</text:p>
          </table:table-cell>
          <table:table-cell office:value-type="float" office:value="0.00000000000261545388" calcext:value-type="float">
            <text:p>2.62E-12</text:p>
          </table:table-cell>
          <table:table-cell office:value-type="float" office:value="0.0000000000026961909" calcext:value-type="float">
            <text:p>2.70E-12</text:p>
          </table:table-cell>
          <table:table-cell office:value-type="float" office:value="0.00000000000267861204" calcext:value-type="float">
            <text:p>2.68E-12</text:p>
          </table:table-cell>
          <table:table-cell office:value-type="float" office:value="0.00000000000267776574" calcext:value-type="float">
            <text:p>2.68E-12</text:p>
          </table:table-cell>
          <table:table-cell office:value-type="float" office:value="0.00000000000260517738" calcext:value-type="float">
            <text:p>2.61E-12</text:p>
          </table:table-cell>
          <table:table-cell office:value-type="float" office:value="0.00000000000240581328" calcext:value-type="float">
            <text:p>2.41E-12</text:p>
          </table:table-cell>
          <table:table-cell office:value-type="float" office:value="0.00000000000246444978" calcext:value-type="float">
            <text:p>2.46E-12</text:p>
          </table:table-cell>
          <table:table-cell office:value-type="float" office:value="0.00000000000271007022" calcext:value-type="float">
            <text:p>2.71E-12</text:p>
          </table:table-cell>
          <table:table-cell office:value-type="float" office:value="0.00000000000295232964" calcext:value-type="float">
            <text:p>2.95E-12</text:p>
          </table:table-cell>
          <table:table-cell office:value-type="float" office:value="0.00000000000310439766" calcext:value-type="float">
            <text:p>3.10E-12</text:p>
          </table:table-cell>
          <table:table-cell office:value-type="float" office:value="0.00000000000311917164" calcext:value-type="float">
            <text:p>3.12E-12</text:p>
          </table:table-cell>
          <table:table-cell office:value-type="float" office:value="0.00000000000317708274" calcext:value-type="float">
            <text:p>3.18E-12</text:p>
          </table:table-cell>
          <table:table-cell office:value-type="float" office:value="0.00000000000337751076" calcext:value-type="float">
            <text:p>3.38E-12</text:p>
          </table:table-cell>
          <table:table-cell office:value-type="float" office:value="0.00000000000358840872" calcext:value-type="float">
            <text:p>3.59E-12</text:p>
          </table:table-cell>
          <table:table-cell office:value-type="float" office:value="0.00000000000374340252" calcext:value-type="float">
            <text:p>3.74E-12</text:p>
          </table:table-cell>
          <table:table-cell office:value-type="float" office:value="0.00000000000378692652" calcext:value-type="float">
            <text:p>3.79E-12</text:p>
          </table:table-cell>
          <table:table-cell office:value-type="float" office:value="0.00000000000378994902" calcext:value-type="float">
            <text:p>3.79E-12</text:p>
          </table:table-cell>
          <table:table-cell office:value-type="float" office:value="0.00000000000380344146" calcext:value-type="float">
            <text:p>3.80E-12</text:p>
          </table:table-cell>
          <table:table-cell office:value-type="float" office:value="0.0000000000038110098" calcext:value-type="float">
            <text:p>3.81E-12</text:p>
          </table:table-cell>
          <table:table-cell office:value-type="float" office:value="0.00000000000381635358" calcext:value-type="float">
            <text:p>3.82E-12</text:p>
          </table:table-cell>
          <table:table-cell office:value-type="float" office:value="0.00000000000381794946" calcext:value-type="float">
            <text:p>3.82E-12</text:p>
          </table:table-cell>
          <table:table-cell office:value-type="float" office:value="0.00000000000382704114" calcext:value-type="float">
            <text:p>3.83E-12</text:p>
          </table:table-cell>
          <table:table-cell office:value-type="float" office:value="0.00000000000382941078" calcext:value-type="float">
            <text:p>3.83E-12</text:p>
          </table:table-cell>
          <table:table-cell office:value-type="float" office:value="0.00000000000383238492" calcext:value-type="float">
            <text:p>3.83E-12</text:p>
          </table:table-cell>
          <table:table-cell office:value-type="float" office:value="0.000000000003834948" calcext:value-type="float">
            <text:p>3.83E-12</text:p>
          </table:table-cell>
          <table:table-cell office:value-type="float" office:value="0.00000000000383593938" calcext:value-type="float">
            <text:p>3.84E-12</text:p>
          </table:table-cell>
          <table:table-cell office:value-type="float" office:value="0.0000000000038371242" calcext:value-type="float">
            <text:p>3.84E-12</text:p>
          </table:table-cell>
          <table:table-cell office:value-type="float" office:value="0.00000000000383850246" calcext:value-type="float">
            <text:p>3.84E-12</text:p>
          </table:table-cell>
          <table:table-cell office:value-type="float" office:value="0.00000000000384029178" calcext:value-type="float">
            <text:p>3.84E-12</text:p>
          </table:table-cell>
          <table:table-cell office:value-type="float" office:value="0.00000000000384345936" calcext:value-type="float">
            <text:p>3.84E-12</text:p>
          </table:table-cell>
          <table:table-cell office:value-type="float" office:value="0.00000000000384503106" calcext:value-type="float">
            <text:p>3.85E-12</text:p>
          </table:table-cell>
          <table:table-cell office:value-type="float" office:value="0.00000000000384759414" calcext:value-type="float">
            <text:p>3.85E-12</text:p>
          </table:table-cell>
          <table:table-cell office:value-type="float" office:value="0.0000000000038501814" calcext:value-type="float">
            <text:p>3.85E-12</text:p>
          </table:table-cell>
          <table:table-cell office:value-type="float" office:value="0.00000000000385233342" calcext:value-type="float">
            <text:p>3.85E-12</text:p>
          </table:table-cell>
          <table:table-cell office:value-type="float" office:value="0.00000000000385313136" calcext:value-type="float">
            <text:p>3.85E-12</text:p>
          </table:table-cell>
          <table:table-cell office:value-type="float" office:value="0.00000000000385412274" calcext:value-type="float">
            <text:p>3.85E-12</text:p>
          </table:table-cell>
          <table:table-cell office:value-type="float" office:value="0.00000000000385450962" calcext:value-type="float">
            <text:p>3.85E-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0000000282726436" calcext:value-type="float">
            <text:p>2.83E-12</text:p>
          </table:table-cell>
          <table:table-cell office:value-type="float" office:value="0.00000000000403469904" calcext:value-type="float">
            <text:p>4.03E-12</text:p>
          </table:table-cell>
          <table:table-cell office:value-type="float" office:value="0.00000000000375262086" calcext:value-type="float">
            <text:p>3.75E-12</text:p>
          </table:table-cell>
          <table:table-cell office:value-type="float" office:value="0.00000000000278657472" calcext:value-type="float">
            <text:p>2.79E-12</text:p>
          </table:table-cell>
          <table:table-cell office:value-type="float" office:value="0.00000000000311790878" calcext:value-type="float">
            <text:p>3.12E-12</text:p>
          </table:table-cell>
          <table:table-cell office:value-type="float" office:value="0.00000000000320909872" calcext:value-type="float">
            <text:p>3.21E-12</text:p>
          </table:table-cell>
          <table:table-cell office:value-type="float" office:value="0.0000000000031880304" calcext:value-type="float">
            <text:p>3.19E-12</text:p>
          </table:table-cell>
          <table:table-cell office:value-type="float" office:value="0.00000000000318458654" calcext:value-type="float">
            <text:p>3.18E-12</text:p>
          </table:table-cell>
          <table:table-cell office:value-type="float" office:value="0.00000000000309880838" calcext:value-type="float">
            <text:p>3.10E-12</text:p>
          </table:table-cell>
          <table:table-cell office:value-type="float" office:value="0.0000000000028585485" calcext:value-type="float">
            <text:p>2.86E-12</text:p>
          </table:table-cell>
          <table:table-cell office:value-type="float" office:value="0.00000000000292846754" calcext:value-type="float">
            <text:p>2.93E-12</text:p>
          </table:table-cell>
          <table:table-cell office:value-type="float" office:value="0.00000000000322220854" calcext:value-type="float">
            <text:p>3.22E-12</text:p>
          </table:table-cell>
          <table:table-cell office:value-type="float" office:value="0.00000000000351105868" calcext:value-type="float">
            <text:p>3.51E-12</text:p>
          </table:table-cell>
          <table:table-cell office:value-type="float" office:value="0.00000000000369398842" calcext:value-type="float">
            <text:p>3.69E-12</text:p>
          </table:table-cell>
          <table:table-cell office:value-type="float" office:value="0.00000000000371114984" calcext:value-type="float">
            <text:p>3.71E-12</text:p>
          </table:table-cell>
          <table:table-cell office:value-type="float" office:value="0.00000000000378213966" calcext:value-type="float">
            <text:p>3.78E-12</text:p>
          </table:table-cell>
          <table:table-cell office:value-type="float" office:value="0.00000000000402344138" calcext:value-type="float">
            <text:p>4.02E-12</text:p>
          </table:table-cell>
          <table:table-cell office:value-type="float" office:value="0.00000000000427837384" calcext:value-type="float">
            <text:p>4.28E-12</text:p>
          </table:table-cell>
          <table:table-cell office:value-type="float" office:value="0.00000000000446596292" calcext:value-type="float">
            <text:p>4.47E-12</text:p>
          </table:table-cell>
          <table:table-cell office:value-type="float" office:value="0.00000000000451900994" calcext:value-type="float">
            <text:p>4.52E-12</text:p>
          </table:table-cell>
          <table:table-cell office:value-type="float" office:value="0.00000000000452283002" calcext:value-type="float">
            <text:p>4.52E-12</text:p>
          </table:table-cell>
          <table:table-cell office:value-type="float" office:value="0.00000000000454117798" calcext:value-type="float">
            <text:p>4.54E-12</text:p>
          </table:table-cell>
          <table:table-cell office:value-type="float" office:value="0.00000000000455104652" calcext:value-type="float">
            <text:p>4.55E-12</text:p>
          </table:table-cell>
          <table:table-cell office:value-type="float" office:value="0.00000000000455865774" calcext:value-type="float">
            <text:p>4.56E-12</text:p>
          </table:table-cell>
          <table:table-cell office:value-type="float" office:value="0.0000000000045607993" calcext:value-type="float">
            <text:p>4.56E-12</text:p>
          </table:table-cell>
          <table:table-cell office:value-type="float" office:value="0.00000000000457318562" calcext:value-type="float">
            <text:p>4.57E-12</text:p>
          </table:table-cell>
          <table:table-cell office:value-type="float" office:value="0.0000000000045764269" calcext:value-type="float">
            <text:p>4.58E-12</text:p>
          </table:table-cell>
          <table:table-cell office:value-type="float" office:value="0.00000000000458059426" calcext:value-type="float">
            <text:p>4.58E-12</text:p>
          </table:table-cell>
          <table:table-cell office:value-type="float" office:value="0.00000000000458435646" calcext:value-type="float">
            <text:p>4.58E-12</text:p>
          </table:table-cell>
          <table:table-cell office:value-type="float" office:value="0.00000000000458577452" calcext:value-type="float">
            <text:p>4.59E-12</text:p>
          </table:table-cell>
          <table:table-cell office:value-type="float" office:value="0.0000000000045872794" calcext:value-type="float">
            <text:p>4.59E-12</text:p>
          </table:table-cell>
          <table:table-cell office:value-type="float" office:value="0.0000000000045893052" calcext:value-type="float">
            <text:p>4.59E-12</text:p>
          </table:table-cell>
          <table:table-cell office:value-type="float" office:value="0.0000000000045920545" calcext:value-type="float">
            <text:p>4.59E-12</text:p>
          </table:table-cell>
          <table:table-cell office:value-type="float" office:value="0.00000000000459662702" calcext:value-type="float">
            <text:p>4.60E-12</text:p>
          </table:table-cell>
          <table:table-cell office:value-type="float" office:value="0.00000000000459873964" calcext:value-type="float">
            <text:p>4.60E-12</text:p>
          </table:table-cell>
          <table:table-cell office:value-type="float" office:value="0.00000000000460241502" calcext:value-type="float">
            <text:p>4.60E-12</text:p>
          </table:table-cell>
          <table:table-cell office:value-type="float" office:value="0.00000000000460626404" calcext:value-type="float">
            <text:p>4.61E-12</text:p>
          </table:table-cell>
          <table:table-cell office:value-type="float" office:value="0.00000000000460921592" calcext:value-type="float">
            <text:p>4.61E-12</text:p>
          </table:table-cell>
          <table:table-cell office:value-type="float" office:value="0.00000000000461051822" calcext:value-type="float">
            <text:p>4.61E-12</text:p>
          </table:table-cell>
          <table:table-cell office:value-type="float" office:value="0.00000000000461193628" calcext:value-type="float">
            <text:p>4.61E-12</text:p>
          </table:table-cell>
          <table:table-cell office:value-type="float" office:value="0.00000000000461254402" calcext:value-type="float">
            <text:p>4.61E-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00000000333640384" calcext:value-type="float">
            <text:p>3.34E-12</text:p>
          </table:table-cell>
          <table:table-cell office:value-type="float" office:value="0.00000000000476104636" calcext:value-type="float">
            <text:p>4.76E-12</text:p>
          </table:table-cell>
          <table:table-cell office:value-type="float" office:value="0.0000000000044248624" calcext:value-type="float">
            <text:p>4.42E-12</text:p>
          </table:table-cell>
          <table:table-cell office:value-type="float" office:value="0.00000000000329286824" calcext:value-type="float">
            <text:p>3.29E-12</text:p>
          </table:table-cell>
          <table:table-cell office:value-type="float" office:value="0.00000000000367920384" calcext:value-type="float">
            <text:p>3.68E-12</text:p>
          </table:table-cell>
          <table:table-cell office:value-type="float" office:value="0.0000000000037812554" calcext:value-type="float">
            <text:p>3.78E-12</text:p>
          </table:table-cell>
          <table:table-cell office:value-type="float" office:value="0.00000000000375557968" calcext:value-type="float">
            <text:p>3.76E-12</text:p>
          </table:table-cell>
          <table:table-cell office:value-type="float" office:value="0.0000000000037490322" calcext:value-type="float">
            <text:p>3.75E-12</text:p>
          </table:table-cell>
          <table:table-cell office:value-type="float" office:value="0.0000000000036485918" calcext:value-type="float">
            <text:p>3.65E-12</text:p>
          </table:table-cell>
          <table:table-cell office:value-type="float" office:value="0.00000000000336297084" calcext:value-type="float">
            <text:p>3.36E-12</text:p>
          </table:table-cell>
          <table:table-cell office:value-type="float" office:value="0.00000000000344524284" calcext:value-type="float">
            <text:p>3.45E-12</text:p>
          </table:table-cell>
          <table:table-cell office:value-type="float" office:value="0.0000000000037923964" calcext:value-type="float">
            <text:p>3.79E-12</text:p>
          </table:table-cell>
          <table:table-cell office:value-type="float" office:value="0.00000000000413317388" calcext:value-type="float">
            <text:p>4.13E-12</text:p>
          </table:table-cell>
          <table:table-cell office:value-type="float" office:value="0.00000000000435050908" calcext:value-type="float">
            <text:p>4.35E-12</text:p>
          </table:table-cell>
          <table:table-cell office:value-type="float" office:value="0.0000000000043700144" calcext:value-type="float">
            <text:p>4.37E-12</text:p>
          </table:table-cell>
          <table:table-cell office:value-type="float" office:value="0.0000000000044560572" calcext:value-type="float">
            <text:p>4.46E-12</text:p>
          </table:table-cell>
          <table:table-cell office:value-type="float" office:value="0.00000000000474260372" calcext:value-type="float">
            <text:p>4.74E-12</text:p>
          </table:table-cell>
          <table:table-cell office:value-type="float" office:value="0.0000000000050473872" calcext:value-type="float">
            <text:p>5.05E-12</text:p>
          </table:table-cell>
          <table:table-cell office:value-type="float" office:value="0.00000000000527137272" calcext:value-type="float">
            <text:p>5.27E-12</text:p>
          </table:table-cell>
          <table:table-cell office:value-type="float" office:value="0.0000000000053355106" calcext:value-type="float">
            <text:p>5.34E-12</text:p>
          </table:table-cell>
          <table:table-cell office:value-type="float" office:value="0.00000000000534017268" calcext:value-type="float">
            <text:p>5.34E-12</text:p>
          </table:table-cell>
          <table:table-cell office:value-type="float" office:value="0.00000000000536406584" calcext:value-type="float">
            <text:p>5.36E-12</text:p>
          </table:table-cell>
          <table:table-cell office:value-type="float" office:value="0.00000000000537729792" calcext:value-type="float">
            <text:p>5.38E-12</text:p>
          </table:table-cell>
          <table:table-cell office:value-type="float" office:value="0.00000000000538758192" calcext:value-type="float">
            <text:p>5.39E-12</text:p>
          </table:table-cell>
          <table:table-cell office:value-type="float" office:value="0.00000000000539053" calcext:value-type="float">
            <text:p>5.39E-12</text:p>
          </table:table-cell>
          <table:table-cell office:value-type="float" office:value="0.00000000000540705296" calcext:value-type="float">
            <text:p>5.41E-12</text:p>
          </table:table-cell>
          <table:table-cell office:value-type="float" office:value="0.00000000000541154364" calcext:value-type="float">
            <text:p>5.41E-12</text:p>
          </table:table-cell>
          <table:table-cell office:value-type="float" office:value="0.00000000000541733696" calcext:value-type="float">
            <text:p>5.42E-12</text:p>
          </table:table-cell>
          <table:table-cell office:value-type="float" office:value="0.00000000000542251324" calcext:value-type="float">
            <text:p>5.42E-12</text:p>
          </table:table-cell>
          <table:table-cell office:value-type="float" office:value="0.00000000000542453576" calcext:value-type="float">
            <text:p>5.42E-12</text:p>
          </table:table-cell>
          <table:table-cell office:value-type="float" office:value="0.00000000000542662684" calcext:value-type="float">
            <text:p>5.43E-12</text:p>
          </table:table-cell>
          <table:table-cell office:value-type="float" office:value="0.00000000000542933496" calcext:value-type="float">
            <text:p>5.43E-12</text:p>
          </table:table-cell>
          <table:table-cell office:value-type="float" office:value="0.00000000000543327716" calcext:value-type="float">
            <text:p>5.43E-12</text:p>
          </table:table-cell>
          <table:table-cell office:value-type="float" office:value="0.00000000000543958468" calcext:value-type="float">
            <text:p>5.44E-12</text:p>
          </table:table-cell>
          <table:table-cell office:value-type="float" office:value="0.00000000000544260132" calcext:value-type="float">
            <text:p>5.44E-12</text:p>
          </table:table-cell>
          <table:table-cell office:value-type="float" office:value="0.00000000000544770904" calcext:value-type="float">
            <text:p>5.45E-12</text:p>
          </table:table-cell>
          <table:table-cell office:value-type="float" office:value="0.00000000000545305672" calcext:value-type="float">
            <text:p>5.45E-12</text:p>
          </table:table-cell>
          <table:table-cell office:value-type="float" office:value="0.00000000000545730744" calcext:value-type="float">
            <text:p>5.46E-12</text:p>
          </table:table-cell>
          <table:table-cell office:value-type="float" office:value="0.00000000000545915856" calcext:value-type="float">
            <text:p>5.46E-12</text:p>
          </table:table-cell>
          <table:table-cell office:value-type="float" office:value="0.0000000000054611468" calcext:value-type="float">
            <text:p>5.46E-12</text:p>
          </table:table-cell>
          <table:table-cell office:value-type="float" office:value="0.00000000000546207236" calcext:value-type="float">
            <text:p>5.46E-1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000000038962546" calcext:value-type="float">
            <text:p>3.90E-12</text:p>
          </table:table-cell>
          <table:table-cell office:value-type="float" office:value="0.00000000000555906372" calcext:value-type="float">
            <text:p>5.56E-12</text:p>
          </table:table-cell>
          <table:table-cell office:value-type="float" office:value="0.0000000000051629291" calcext:value-type="float">
            <text:p>5.16E-12</text:p>
          </table:table-cell>
          <table:table-cell office:value-type="float" office:value="0.00000000000385073066" calcext:value-type="float">
            <text:p>3.85E-12</text:p>
          </table:table-cell>
          <table:table-cell office:value-type="float" office:value="0.00000000000429596524" calcext:value-type="float">
            <text:p>4.30E-12</text:p>
          </table:table-cell>
          <table:table-cell office:value-type="float" office:value="0.00000000000440879068" calcext:value-type="float">
            <text:p>4.41E-12</text:p>
          </table:table-cell>
          <table:table-cell office:value-type="float" office:value="0.00000000000437853514" calcext:value-type="float">
            <text:p>4.38E-12</text:p>
          </table:table-cell>
          <table:table-cell office:value-type="float" office:value="0.00000000000436784726" calcext:value-type="float">
            <text:p>4.37E-12</text:p>
          </table:table-cell>
          <table:table-cell office:value-type="float" office:value="0.00000000000425168688" calcext:value-type="float">
            <text:p>4.25E-12</text:p>
          </table:table-cell>
          <table:table-cell office:value-type="float" office:value="0.00000000000391590262" calcext:value-type="float">
            <text:p>3.92E-12</text:p>
          </table:table-cell>
          <table:table-cell office:value-type="float" office:value="0.00000000000401189264" calcext:value-type="float">
            <text:p>4.01E-12</text:p>
          </table:table-cell>
          <table:table-cell office:value-type="float" office:value="0.00000000000441746956" calcext:value-type="float">
            <text:p>4.42E-12</text:p>
          </table:table-cell>
          <table:table-cell office:value-type="float" office:value="0.00000000000481484976" calcext:value-type="float">
            <text:p>4.81E-12</text:p>
          </table:table-cell>
          <table:table-cell office:value-type="float" office:value="0.00000000000506979186" calcext:value-type="float">
            <text:p>5.07E-12</text:p>
          </table:table-cell>
          <table:table-cell office:value-type="float" office:value="0.00000000000509213194" calcext:value-type="float">
            <text:p>5.09E-12</text:p>
          </table:table-cell>
          <table:table-cell office:value-type="float" office:value="0.00000000000519511328" calcext:value-type="float">
            <text:p>5.20E-12</text:p>
          </table:table-cell>
          <table:table-cell office:value-type="float" office:value="0.00000000000553101808" calcext:value-type="float">
            <text:p>5.53E-12</text:p>
          </table:table-cell>
          <table:table-cell office:value-type="float" office:value="0.00000000000589050854" calcext:value-type="float">
            <text:p>5.89E-12</text:p>
          </table:table-cell>
          <table:table-cell office:value-type="float" office:value="0.0000000000061551742" calcext:value-type="float">
            <text:p>6.16E-12</text:p>
          </table:table-cell>
          <table:table-cell office:value-type="float" office:value="0.00000000000623123494" calcext:value-type="float">
            <text:p>6.23E-12</text:p>
          </table:table-cell>
          <table:table-cell office:value-type="float" office:value="0.00000000000623722176" calcext:value-type="float">
            <text:p>6.24E-12</text:p>
          </table:table-cell>
          <table:table-cell office:value-type="float" office:value="0.00000000000626743712" calcext:value-type="float">
            <text:p>6.27E-12</text:p>
          </table:table-cell>
          <table:table-cell office:value-type="float" office:value="0.00000000000628471452" calcext:value-type="float">
            <text:p>6.28E-12</text:p>
          </table:table-cell>
          <table:table-cell office:value-type="float" office:value="0.00000000000629817482" calcext:value-type="float">
            <text:p>6.30E-12</text:p>
          </table:table-cell>
          <table:table-cell office:value-type="float" office:value="0.00000000000630251426" calcext:value-type="float">
            <text:p>6.30E-12</text:p>
          </table:table-cell>
          <table:table-cell office:value-type="float" office:value="0.00000000000632380966" calcext:value-type="float">
            <text:p>6.32E-12</text:p>
          </table:table-cell>
          <table:table-cell office:value-type="float" office:value="0.00000000000632987684" calcext:value-type="float">
            <text:p>6.33E-12</text:p>
          </table:table-cell>
          <table:table-cell office:value-type="float" office:value="0.00000000000633767176" calcext:value-type="float">
            <text:p>6.34E-12</text:p>
          </table:table-cell>
          <table:table-cell office:value-type="float" office:value="0.0000000000063446229" calcext:value-type="float">
            <text:p>6.34E-12</text:p>
          </table:table-cell>
          <table:table-cell office:value-type="float" office:value="0.00000000000634767658" calcext:value-type="float">
            <text:p>6.35E-12</text:p>
          </table:table-cell>
          <table:table-cell office:value-type="float" office:value="0.00000000000635028828" calcext:value-type="float">
            <text:p>6.35E-12</text:p>
          </table:table-cell>
          <table:table-cell office:value-type="float" office:value="0.00000000000635418574" calcext:value-type="float">
            <text:p>6.35E-12</text:p>
          </table:table-cell>
          <table:table-cell office:value-type="float" office:value="0.00000000000635940914" calcext:value-type="float">
            <text:p>6.36E-12</text:p>
          </table:table-cell>
          <table:table-cell office:value-type="float" office:value="0.00000000000636808802" calcext:value-type="float">
            <text:p>6.37E-12</text:p>
          </table:table-cell>
          <table:table-cell office:value-type="float" office:value="0.00000000000637198548" calcext:value-type="float">
            <text:p>6.37E-12</text:p>
          </table:table-cell>
          <table:table-cell office:value-type="float" office:value="0.00000000000637893662" calcext:value-type="float">
            <text:p>6.38E-12</text:p>
          </table:table-cell>
          <table:table-cell office:value-type="float" office:value="0.00000000000638632974" calcext:value-type="float">
            <text:p>6.39E-12</text:p>
          </table:table-cell>
          <table:table-cell office:value-type="float" office:value="0.00000000000639239692" calcext:value-type="float">
            <text:p>6.39E-12</text:p>
          </table:table-cell>
          <table:table-cell office:value-type="float" office:value="0.00000000000639500862" calcext:value-type="float">
            <text:p>6.40E-12</text:p>
          </table:table-cell>
          <table:table-cell office:value-type="float" office:value="0.00000000000639758014" calcext:value-type="float">
            <text:p>6.40E-12</text:p>
          </table:table-cell>
          <table:table-cell office:value-type="float" office:value="0.00000000000639890608" calcext:value-type="float">
            <text:p>6.40E-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000000045131347" calcext:value-type="float">
            <text:p>4.51E-12</text:p>
          </table:table-cell>
          <table:table-cell office:value-type="float" office:value="0.0000000000064362407" calcext:value-type="float">
            <text:p>6.44E-12</text:p>
          </table:table-cell>
          <table:table-cell office:value-type="float" office:value="0.000000000005973864" calcext:value-type="float">
            <text:p>5.97E-12</text:p>
          </table:table-cell>
          <table:table-cell office:value-type="float" office:value="0.0000000000044663413" calcext:value-type="float">
            <text:p>4.47E-12</text:p>
          </table:table-cell>
          <table:table-cell office:value-type="float" office:value="0.0000000000049746241" calcext:value-type="float">
            <text:p>4.97E-12</text:p>
          </table:table-cell>
          <table:table-cell office:value-type="float" office:value="0.0000000000050981456" calcext:value-type="float">
            <text:p>5.10E-12</text:p>
          </table:table-cell>
          <table:table-cell office:value-type="float" office:value="0.0000000000050626069" calcext:value-type="float">
            <text:p>5.06E-12</text:p>
          </table:table-cell>
          <table:table-cell office:value-type="float" office:value="0.0000000000050467756" calcext:value-type="float">
            <text:p>5.05E-12</text:p>
          </table:table-cell>
          <table:table-cell office:value-type="float" office:value="0.0000000000049141476" calcext:value-type="float">
            <text:p>4.91E-12</text:p>
          </table:table-cell>
          <table:table-cell office:value-type="float" office:value="0.0000000000045232686" calcext:value-type="float">
            <text:p>4.52E-12</text:p>
          </table:table-cell>
          <table:table-cell office:value-type="float" office:value="0.0000000000046342745" calcext:value-type="float">
            <text:p>4.63E-12</text:p>
          </table:table-cell>
          <table:table-cell office:value-type="float" office:value="0.0000000000051037963" calcext:value-type="float">
            <text:p>5.10E-12</text:p>
          </table:table-cell>
          <table:table-cell office:value-type="float" office:value="0.0000000000055624837" calcext:value-type="float">
            <text:p>5.56E-12</text:p>
          </table:table-cell>
          <table:table-cell office:value-type="float" office:value="0.0000000000058593556" calcext:value-type="float">
            <text:p>5.86E-12</text:p>
          </table:table-cell>
          <table:table-cell office:value-type="float" office:value="0.0000000000058838731" calcext:value-type="float">
            <text:p>5.88E-12</text:p>
          </table:table-cell>
          <table:table-cell office:value-type="float" office:value="0.0000000000060058535" calcext:value-type="float">
            <text:p>6.01E-12</text:p>
          </table:table-cell>
          <table:table-cell office:value-type="float" office:value="0.0000000000063963122" calcext:value-type="float">
            <text:p>6.40E-12</text:p>
          </table:table-cell>
          <table:table-cell office:value-type="float" office:value="0.0000000000068166589" calcext:value-type="float">
            <text:p>6.82E-12</text:p>
          </table:table-cell>
          <table:table-cell office:value-type="float" office:value="0.0000000000071255794" calcext:value-type="float">
            <text:p>7.13E-12</text:p>
          </table:table-cell>
          <table:table-cell office:value-type="float" office:value="0.0000000000072150566" calcext:value-type="float">
            <text:p>7.22E-12</text:p>
          </table:table-cell>
          <table:table-cell office:value-type="float" office:value="0.0000000000072223418" calcext:value-type="float">
            <text:p>7.22E-12</text:p>
          </table:table-cell>
          <table:table-cell office:value-type="float" office:value="0.0000000000072602622" calcext:value-type="float">
            <text:p>7.26E-12</text:p>
          </table:table-cell>
          <table:table-cell office:value-type="float" office:value="0.0000000000072820244" calcext:value-type="float">
            <text:p>7.28E-12</text:p>
          </table:table-cell>
          <table:table-cell office:value-type="float" office:value="0.0000000000072995836" calcext:value-type="float">
            <text:p>7.30E-12</text:p>
          </table:table-cell>
          <table:table-cell office:value-type="float" office:value="0.000000000007304814" calcext:value-type="float">
            <text:p>7.30E-12</text:p>
          </table:table-cell>
          <table:table-cell office:value-type="float" office:value="0.0000000000073325071" calcext:value-type="float">
            <text:p>7.33E-12</text:p>
          </table:table-cell>
          <table:table-cell office:value-type="float" office:value="0.0000000000073405395" calcext:value-type="float">
            <text:p>7.34E-12</text:p>
          </table:table-cell>
          <table:table-cell office:value-type="float" office:value="0.000000000007351047" calcext:value-type="float">
            <text:p>7.35E-12</text:p>
          </table:table-cell>
          <table:table-cell office:value-type="float" office:value="0.0000000000073601535" calcext:value-type="float">
            <text:p>7.36E-12</text:p>
          </table:table-cell>
          <table:table-cell office:value-type="float" office:value="0.0000000000073640296" calcext:value-type="float">
            <text:p>7.36E-12</text:p>
          </table:table-cell>
          <table:table-cell office:value-type="float" office:value="0.0000000000073675321" calcext:value-type="float">
            <text:p>7.37E-12</text:p>
          </table:table-cell>
          <table:table-cell office:value-type="float" office:value="0.0000000000073727625" calcext:value-type="float">
            <text:p>7.37E-12</text:p>
          </table:table-cell>
          <table:table-cell office:value-type="float" office:value="0.0000000000073797675" calcext:value-type="float">
            <text:p>7.38E-12</text:p>
          </table:table-cell>
          <table:table-cell office:value-type="float" office:value="0.0000000000073913491" calcext:value-type="float">
            <text:p>7.39E-12</text:p>
          </table:table-cell>
          <table:table-cell office:value-type="float" office:value="0.0000000000073969531" calcext:value-type="float">
            <text:p>7.40E-12</text:p>
          </table:table-cell>
          <table:table-cell office:value-type="float" office:value="0.0000000000074060596" calcext:value-type="float">
            <text:p>7.41E-12</text:p>
          </table:table-cell>
          <table:table-cell office:value-type="float" office:value="0.0000000000074158666" calcext:value-type="float">
            <text:p>7.42E-12</text:p>
          </table:table-cell>
          <table:table-cell office:value-type="float" office:value="0.000000000007423899" calcext:value-type="float">
            <text:p>7.42E-12</text:p>
          </table:table-cell>
          <table:table-cell office:value-type="float" office:value="0.0000000000074274015" calcext:value-type="float">
            <text:p>7.43E-12</text:p>
          </table:table-cell>
          <table:table-cell office:value-type="float" office:value="0.0000000000074312776" calcext:value-type="float">
            <text:p>7.43E-12</text:p>
          </table:table-cell>
          <table:table-cell office:value-type="float" office:value="0.0000000000074330055" calcext:value-type="float">
            <text:p>7.43E-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0000000518784906" calcext:value-type="float">
            <text:p>5.19E-12</text:p>
          </table:table-cell>
          <table:table-cell office:value-type="float" office:value="0.00000000000739562432" calcext:value-type="float">
            <text:p>7.40E-12</text:p>
          </table:table-cell>
          <table:table-cell office:value-type="float" office:value="0.00000000000685955574" calcext:value-type="float">
            <text:p>6.86E-12</text:p>
          </table:table-cell>
          <table:table-cell office:value-type="float" office:value="0.00000000000514131402" calcext:value-type="float">
            <text:p>5.14E-12</text:p>
          </table:table-cell>
          <table:table-cell office:value-type="float" office:value="0.00000000000571702356" calcext:value-type="float">
            <text:p>5.72E-12</text:p>
          </table:table-cell>
          <table:table-cell office:value-type="float" office:value="0.00000000000585070408" calcext:value-type="float">
            <text:p>5.85E-12</text:p>
          </table:table-cell>
          <table:table-cell office:value-type="float" office:value="0.0000000000058093396" calcext:value-type="float">
            <text:p>5.81E-12</text:p>
          </table:table-cell>
          <table:table-cell office:value-type="float" office:value="0.00000000000578795718" calcext:value-type="float">
            <text:p>5.79E-12</text:p>
          </table:table-cell>
          <table:table-cell office:value-type="float" office:value="0.00000000000563758006" calcext:value-type="float">
            <text:p>5.64E-12</text:p>
          </table:table-cell>
          <table:table-cell office:value-type="float" office:value="0.00000000000518580238" calcext:value-type="float">
            <text:p>5.19E-12</text:p>
          </table:table-cell>
          <table:table-cell office:value-type="float" office:value="0.00000000000531307356" calcext:value-type="float">
            <text:p>5.31E-12</text:p>
          </table:table-cell>
          <table:table-cell office:value-type="float" office:value="0.0000000000058521583" calcext:value-type="float">
            <text:p>5.85E-12</text:p>
          </table:table-cell>
          <table:table-cell office:value-type="float" office:value="0.00000000000637772418" calcext:value-type="float">
            <text:p>6.38E-12</text:p>
          </table:table-cell>
          <table:table-cell office:value-type="float" office:value="0.00000000000672059694" calcext:value-type="float">
            <text:p>6.72E-12</text:p>
          </table:table-cell>
          <table:table-cell office:value-type="float" office:value="0.00000000000674714992" calcext:value-type="float">
            <text:p>6.75E-12</text:p>
          </table:table-cell>
          <table:table-cell office:value-type="float" office:value="0.00000000000689047138" calcext:value-type="float">
            <text:p>6.89E-12</text:p>
          </table:table-cell>
          <table:table-cell office:value-type="float" office:value="0.00000000000733966378" calcext:value-type="float">
            <text:p>7.34E-12</text:p>
          </table:table-cell>
          <table:table-cell office:value-type="float" office:value="0.0000000000078263966" calcext:value-type="float">
            <text:p>7.83E-12</text:p>
          </table:table-cell>
          <table:table-cell office:value-type="float" office:value="0.0000000000081837577" calcext:value-type="float">
            <text:p>8.18E-12</text:p>
          </table:table-cell>
          <table:table-cell office:value-type="float" office:value="0.00000000000828808452" calcext:value-type="float">
            <text:p>8.29E-12</text:p>
          </table:table-cell>
          <table:table-cell office:value-type="float" office:value="0.00000000000829664826" calcext:value-type="float">
            <text:p>8.30E-12</text:p>
          </table:table-cell>
          <table:table-cell office:value-type="float" office:value="0.00000000000834377576" calcext:value-type="float">
            <text:p>8.34E-12</text:p>
          </table:table-cell>
          <table:table-cell office:value-type="float" office:value="0.00000000000837075962" calcext:value-type="float">
            <text:p>8.37E-12</text:p>
          </table:table-cell>
          <table:table-cell office:value-type="float" office:value="0.00000000000839375784" calcext:value-type="float">
            <text:p>8.39E-12</text:p>
          </table:table-cell>
          <table:table-cell office:value-type="float" office:value="0.00000000000840049034" calcext:value-type="float">
            <text:p>8.40E-12</text:p>
          </table:table-cell>
          <table:table-cell office:value-type="float" office:value="0.0000000000084352839" calcext:value-type="float">
            <text:p>8.44E-12</text:p>
          </table:table-cell>
          <table:table-cell office:value-type="float" office:value="0.00000000000844610976" calcext:value-type="float">
            <text:p>8.45E-12</text:p>
          </table:table-cell>
          <table:table-cell office:value-type="float" office:value="0.0000000000084592516" calcext:value-type="float">
            <text:p>8.46E-12</text:p>
          </table:table-cell>
          <table:table-cell office:value-type="float" office:value="0.00000000000847104694" calcext:value-type="float">
            <text:p>8.47E-12</text:p>
          </table:table-cell>
          <table:table-cell office:value-type="float" office:value="0.00000000000847616364" calcext:value-type="float">
            <text:p>8.48E-12</text:p>
          </table:table-cell>
          <table:table-cell office:value-type="float" office:value="0.00000000000848095718" calcext:value-type="float">
            <text:p>8.48E-12</text:p>
          </table:table-cell>
          <table:table-cell office:value-type="float" office:value="0.00000000000848763582" calcext:value-type="float">
            <text:p>8.49E-12</text:p>
          </table:table-cell>
          <table:table-cell office:value-type="float" office:value="0.0000000000084972229" calcext:value-type="float">
            <text:p>8.50E-12</text:p>
          </table:table-cell>
          <table:table-cell office:value-type="float" office:value="0.00000000000851224984" calcext:value-type="float">
            <text:p>8.51E-12</text:p>
          </table:table-cell>
          <table:table-cell office:value-type="float" office:value="0.0000000000085195748" calcext:value-type="float">
            <text:p>8.52E-12</text:p>
          </table:table-cell>
          <table:table-cell office:value-type="float" office:value="0.0000000000085316933" calcext:value-type="float">
            <text:p>8.53E-12</text:p>
          </table:table-cell>
          <table:table-cell office:value-type="float" office:value="0.00000000000854445812" calcext:value-type="float">
            <text:p>8.54E-12</text:p>
          </table:table-cell>
          <table:table-cell office:value-type="float" office:value="0.00000000000855501468" calcext:value-type="float">
            <text:p>8.56E-12</text:p>
          </table:table-cell>
          <table:table-cell office:value-type="float" office:value="0.00000000000855980822" calcext:value-type="float">
            <text:p>8.56E-12</text:p>
          </table:table-cell>
          <table:table-cell office:value-type="float" office:value="0.00000000000856460176" calcext:value-type="float">
            <text:p>8.56E-12</text:p>
          </table:table-cell>
          <table:table-cell office:value-type="float" office:value="0.00000000000856713318" calcext:value-type="float">
            <text:p>8.57E-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0000000591848788" calcext:value-type="float">
            <text:p>5.92E-12</text:p>
          </table:table-cell>
          <table:table-cell office:value-type="float" office:value="0.00000000000843222872" calcext:value-type="float">
            <text:p>8.43E-12</text:p>
          </table:table-cell>
          <table:table-cell office:value-type="float" office:value="0.00000000000781638348" calcext:value-type="float">
            <text:p>7.82E-12</text:p>
          </table:table-cell>
          <table:table-cell office:value-type="float" office:value="0.00000000000587342904" calcext:value-type="float">
            <text:p>5.87E-12</text:p>
          </table:table-cell>
          <table:table-cell office:value-type="float" office:value="0.00000000000652003264" calcext:value-type="float">
            <text:p>6.52E-12</text:p>
          </table:table-cell>
          <table:table-cell office:value-type="float" office:value="0.00000000000666365384" calcext:value-type="float">
            <text:p>6.66E-12</text:p>
          </table:table-cell>
          <table:table-cell office:value-type="float" office:value="0.00000000000661588284" calcext:value-type="float">
            <text:p>6.62E-12</text:p>
          </table:table-cell>
          <table:table-cell office:value-type="float" office:value="0.0000000000065871586" calcext:value-type="float">
            <text:p>6.59E-12</text:p>
          </table:table-cell>
          <table:table-cell office:value-type="float" office:value="0.00000000000641912796" calcext:value-type="float">
            <text:p>6.42E-12</text:p>
          </table:table-cell>
          <table:table-cell office:value-type="float" office:value="0.00000000000590166016" calcext:value-type="float">
            <text:p>5.90E-12</text:p>
          </table:table-cell>
          <table:table-cell office:value-type="float" office:value="0.00000000000604663744" calcext:value-type="float">
            <text:p>6.05E-12</text:p>
          </table:table-cell>
          <table:table-cell office:value-type="float" office:value="0.00000000000666001708" calcext:value-type="float">
            <text:p>6.66E-12</text:p>
          </table:table-cell>
          <table:table-cell office:value-type="float" office:value="0.00000000000725700048" calcext:value-type="float">
            <text:p>7.26E-12</text:p>
          </table:table-cell>
          <table:table-cell office:value-type="float" office:value="0.00000000000764927744" calcext:value-type="float">
            <text:p>7.65E-12</text:p>
          </table:table-cell>
          <table:table-cell office:value-type="float" office:value="0.00000000000767806332" calcext:value-type="float">
            <text:p>7.68E-12</text:p>
          </table:table-cell>
          <table:table-cell office:value-type="float" office:value="0.00000000000784486116" calcext:value-type="float">
            <text:p>7.84E-12</text:p>
          </table:table-cell>
          <table:table-cell office:value-type="float" office:value="0.0000000000083571512" calcext:value-type="float">
            <text:p>8.36E-12</text:p>
          </table:table-cell>
          <table:table-cell office:value-type="float" office:value="0.0000000000089159178" calcext:value-type="float">
            <text:p>8.92E-12</text:p>
          </table:table-cell>
          <table:table-cell office:value-type="float" office:value="0.0000000000093255156" calcext:value-type="float">
            <text:p>9.33E-12</text:p>
          </table:table-cell>
          <table:table-cell office:value-type="float" office:value="0.00000000000944583688" calcext:value-type="float">
            <text:p>9.45E-12</text:p>
          </table:table-cell>
          <table:table-cell office:value-type="float" office:value="0.00000000000945569928" calcext:value-type="float">
            <text:p>9.46E-12</text:p>
          </table:table-cell>
          <table:table-cell office:value-type="float" office:value="0.00000000000951327104" calcext:value-type="float">
            <text:p>9.51E-12</text:p>
          </table:table-cell>
          <table:table-cell office:value-type="float" office:value="0.00000000000954631008" calcext:value-type="float">
            <text:p>9.55E-12</text:p>
          </table:table-cell>
          <table:table-cell office:value-type="float" office:value="0.00000000000957528088" calcext:value-type="float">
            <text:p>9.58E-12</text:p>
          </table:table-cell>
          <table:table-cell office:value-type="float" office:value="0.00000000000958403376" calcext:value-type="float">
            <text:p>9.58E-12</text:p>
          </table:table-cell>
          <table:table-cell office:value-type="float" office:value="0.0000000000096272434" calcext:value-type="float">
            <text:p>9.63E-12</text:p>
          </table:table-cell>
          <table:table-cell office:value-type="float" office:value="0.00000000000964092748" calcext:value-type="float">
            <text:p>9.64E-12</text:p>
          </table:table-cell>
          <table:table-cell office:value-type="float" office:value="0.00000000000965781684" calcext:value-type="float">
            <text:p>9.66E-12</text:p>
          </table:table-cell>
          <table:table-cell office:value-type="float" office:value="0.00000000000967310356" calcext:value-type="float">
            <text:p>9.67E-12</text:p>
          </table:table-cell>
          <table:table-cell office:value-type="float" office:value="0.00000000000967926756" calcext:value-type="float">
            <text:p>9.68E-12</text:p>
          </table:table-cell>
          <table:table-cell office:value-type="float" office:value="0.00000000000968573976" calcext:value-type="float">
            <text:p>9.69E-12</text:p>
          </table:table-cell>
          <table:table-cell office:value-type="float" office:value="0.00000000000969418444" calcext:value-type="float">
            <text:p>9.69E-12</text:p>
          </table:table-cell>
          <table:table-cell office:value-type="float" office:value="0.00000000000970657408" calcext:value-type="float">
            <text:p>9.71E-12</text:p>
          </table:table-cell>
          <table:table-cell office:value-type="float" office:value="0.00000000000972574412" calcext:value-type="float">
            <text:p>9.73E-12</text:p>
          </table:table-cell>
          <table:table-cell office:value-type="float" office:value="0.00000000000973548324" calcext:value-type="float">
            <text:p>9.74E-12</text:p>
          </table:table-cell>
          <table:table-cell office:value-type="float" office:value="0.00000000000975107816" calcext:value-type="float">
            <text:p>9.75E-12</text:p>
          </table:table-cell>
          <table:table-cell office:value-type="float" office:value="0.00000000000976765932" calcext:value-type="float">
            <text:p>9.77E-12</text:p>
          </table:table-cell>
          <table:table-cell office:value-type="float" office:value="0.00000000000978128176" calcext:value-type="float">
            <text:p>9.78E-12</text:p>
          </table:table-cell>
          <table:table-cell office:value-type="float" office:value="0.00000000000978744576" calcext:value-type="float">
            <text:p>9.79E-12</text:p>
          </table:table-cell>
          <table:table-cell office:value-type="float" office:value="0.0000000000097939796" calcext:value-type="float">
            <text:p>9.79E-12</text:p>
          </table:table-cell>
          <table:table-cell office:value-type="float" office:value="0.00000000000979724652" calcext:value-type="float">
            <text:p>9.80E-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000000670642344" calcext:value-type="float">
            <text:p>6.71E-12</text:p>
          </table:table-cell>
          <table:table-cell office:value-type="float" office:value="0.00000000000954945824" calcext:value-type="float">
            <text:p>9.55E-12</text:p>
          </table:table-cell>
          <table:table-cell office:value-type="float" office:value="0.00000000000884654626" calcext:value-type="float">
            <text:p>8.85E-12</text:p>
          </table:table-cell>
          <table:table-cell office:value-type="float" office:value="0.00000000000666487786" calcext:value-type="float">
            <text:p>6.66E-12</text:p>
          </table:table-cell>
          <table:table-cell office:value-type="float" office:value="0.0000000000073850246" calcext:value-type="float">
            <text:p>7.39E-12</text:p>
          </table:table-cell>
          <table:table-cell office:value-type="float" office:value="0.00000000000753859612" calcext:value-type="float">
            <text:p>7.54E-12</text:p>
          </table:table-cell>
          <table:table-cell office:value-type="float" office:value="0.00000000000748373914" calcext:value-type="float">
            <text:p>7.48E-12</text:p>
          </table:table-cell>
          <table:table-cell office:value-type="float" office:value="0.00000000000744709776" calcext:value-type="float">
            <text:p>7.45E-12</text:p>
          </table:table-cell>
          <table:table-cell office:value-type="float" office:value="0.00000000000726017768" calcext:value-type="float">
            <text:p>7.26E-12</text:p>
          </table:table-cell>
          <table:table-cell office:value-type="float" office:value="0.00000000000667223416" calcext:value-type="float">
            <text:p>6.67E-12</text:p>
          </table:table-cell>
          <table:table-cell office:value-type="float" office:value="0.0000000000068361045" calcext:value-type="float">
            <text:p>6.84E-12</text:p>
          </table:table-cell>
          <table:table-cell office:value-type="float" office:value="0.00000000000752920808" calcext:value-type="float">
            <text:p>7.53E-12</text:p>
          </table:table-cell>
          <table:table-cell office:value-type="float" office:value="0.00000000000820255474" calcext:value-type="float">
            <text:p>8.20E-12</text:p>
          </table:table-cell>
          <table:table-cell office:value-type="float" office:value="0.00000000000864764592" calcext:value-type="float">
            <text:p>8.65E-12</text:p>
          </table:table-cell>
          <table:table-cell office:value-type="float" office:value="0.00000000000867854238" calcext:value-type="float">
            <text:p>8.68E-12</text:p>
          </table:table-cell>
          <table:table-cell office:value-type="float" office:value="0.00000000000887092714" calcext:value-type="float">
            <text:p>8.87E-12</text:p>
          </table:table-cell>
          <table:table-cell office:value-type="float" office:value="0.00000000000945081376" calcext:value-type="float">
            <text:p>9.45E-12</text:p>
          </table:table-cell>
          <table:table-cell office:value-type="float" office:value="0.00000000001008695856" calcext:value-type="float">
            <text:p>1.01E-11</text:p>
          </table:table-cell>
          <table:table-cell office:value-type="float" office:value="0.0000000000105527875" calcext:value-type="float">
            <text:p>1.06E-11</text:p>
          </table:table-cell>
          <table:table-cell office:value-type="float" office:value="0.0000000000106901051" calcext:value-type="float">
            <text:p>1.07E-11</text:p>
          </table:table-cell>
          <table:table-cell office:value-type="float" office:value="0.00000000001070173506" calcext:value-type="float">
            <text:p>1.07E-11</text:p>
          </table:table-cell>
          <table:table-cell office:value-type="float" office:value="0.00000000001077081422" calcext:value-type="float">
            <text:p>1.08E-11</text:p>
          </table:table-cell>
          <table:table-cell office:value-type="float" office:value="0.0000000000108109586" calcext:value-type="float">
            <text:p>1.08E-11</text:p>
          </table:table-cell>
          <table:table-cell office:value-type="float" office:value="0.00000000001084682932" calcext:value-type="float">
            <text:p>1.08E-11</text:p>
          </table:table-cell>
          <table:table-cell office:value-type="float" office:value="0.00000000001085782874" calcext:value-type="float">
            <text:p>1.09E-11</text:p>
          </table:table-cell>
          <table:table-cell office:value-type="float" office:value="0.00000000001091086416" calcext:value-type="float">
            <text:p>1.09E-11</text:p>
          </table:table-cell>
          <table:table-cell office:value-type="float" office:value="0.00000000001092802886" calcext:value-type="float">
            <text:p>1.09E-11</text:p>
          </table:table-cell>
          <table:table-cell office:value-type="float" office:value="0.00000000001094960734" calcext:value-type="float">
            <text:p>1.09E-11</text:p>
          </table:table-cell>
          <table:table-cell office:value-type="float" office:value="0.00000000001096866366" calcext:value-type="float">
            <text:p>1.10E-11</text:p>
          </table:table-cell>
          <table:table-cell office:value-type="float" office:value="0.0000000000109766505" calcext:value-type="float">
            <text:p>1.10E-11</text:p>
          </table:table-cell>
          <table:table-cell office:value-type="float" office:value="0.0000000000109847074" calcext:value-type="float">
            <text:p>1.10E-11</text:p>
          </table:table-cell>
          <table:table-cell office:value-type="float" office:value="0.00000000001099570682" calcext:value-type="float">
            <text:p>1.10E-11</text:p>
          </table:table-cell>
          <table:table-cell office:value-type="float" office:value="0.00000000001101140026" calcext:value-type="float">
            <text:p>1.10E-11</text:p>
          </table:table-cell>
          <table:table-cell office:value-type="float" office:value="0.00000000001103592126" calcext:value-type="float">
            <text:p>1.10E-11</text:p>
          </table:table-cell>
          <table:table-cell office:value-type="float" office:value="0.00000000001104797158" calcext:value-type="float">
            <text:p>1.10E-11</text:p>
          </table:table-cell>
          <table:table-cell office:value-type="float" office:value="0.00000000001106814886" calcext:value-type="float">
            <text:p>1.11E-11</text:p>
          </table:table-cell>
          <table:table-cell office:value-type="float" office:value="0.00000000001108895668" calcext:value-type="float">
            <text:p>1.11E-11</text:p>
          </table:table-cell>
          <table:table-cell office:value-type="float" office:value="0.00000000001110654174" calcext:value-type="float">
            <text:p>1.11E-11</text:p>
          </table:table-cell>
          <table:table-cell office:value-type="float" office:value="0.00000000001111459864" calcext:value-type="float">
            <text:p>1.11E-11</text:p>
          </table:table-cell>
          <table:table-cell office:value-type="float" office:value="0.00000000001112300584" calcext:value-type="float">
            <text:p>1.11E-11</text:p>
          </table:table-cell>
          <table:table-cell office:value-type="float" office:value="0.00000000001112699926" calcext:value-type="float">
            <text:p>1.11E-1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0000000755526788" calcext:value-type="float">
            <text:p>7.56E-12</text:p>
          </table:table-cell>
          <table:table-cell office:value-type="float" office:value="0.0000000000107503238" calcext:value-type="float">
            <text:p>1.08E-11</text:p>
          </table:table-cell>
          <table:table-cell office:value-type="float" office:value="0.0000000000099535784" calcext:value-type="float">
            <text:p>9.95E-12</text:p>
          </table:table-cell>
          <table:table-cell office:value-type="float" office:value="0.00000000000751932924" calcext:value-type="float">
            <text:p>7.52E-12</text:p>
          </table:table-cell>
          <table:table-cell office:value-type="float" office:value="0.00000000000831686624" calcext:value-type="float">
            <text:p>8.32E-12</text:p>
          </table:table-cell>
          <table:table-cell office:value-type="float" office:value="0.0000000000084792234" calcext:value-type="float">
            <text:p>8.48E-12</text:p>
          </table:table-cell>
          <table:table-cell office:value-type="float" office:value="0.0000000000084162912" calcext:value-type="float">
            <text:p>8.42E-12</text:p>
          </table:table-cell>
          <table:table-cell office:value-type="float" office:value="0.00000000000837069504" calcext:value-type="float">
            <text:p>8.37E-12</text:p>
          </table:table-cell>
          <table:table-cell office:value-type="float" office:value="0.0000000000081645624" calcext:value-type="float">
            <text:p>8.16E-12</text:p>
          </table:table-cell>
          <table:table-cell office:value-type="float" office:value="0.00000000000750033084" calcext:value-type="float">
            <text:p>7.50E-12</text:p>
          </table:table-cell>
          <table:table-cell office:value-type="float" office:value="0.00000000000768469448" calcext:value-type="float">
            <text:p>7.68E-12</text:p>
          </table:table-cell>
          <table:table-cell office:value-type="float" office:value="0.00000000000846267896" calcext:value-type="float">
            <text:p>8.46E-12</text:p>
          </table:table-cell>
          <table:table-cell office:value-type="float" office:value="0.00000000000921715292" calcext:value-type="float">
            <text:p>9.22E-12</text:p>
          </table:table-cell>
          <table:table-cell office:value-type="float" office:value="0.00000000000971997724" calcext:value-type="float">
            <text:p>9.72E-12</text:p>
          </table:table-cell>
          <table:table-cell office:value-type="float" office:value="0.00000000000975219536" calcext:value-type="float">
            <text:p>9.75E-12</text:p>
          </table:table-cell>
          <table:table-cell office:value-type="float" office:value="0.00000000000997233932" calcext:value-type="float">
            <text:p>9.97E-12</text:p>
          </table:table-cell>
          <table:table-cell office:value-type="float" office:value="0.00000000001062390528" calcext:value-type="float">
            <text:p>1.06E-11</text:p>
          </table:table-cell>
          <table:table-cell office:value-type="float" office:value="0.00000000001134370716" calcext:value-type="float">
            <text:p>1.13E-11</text:p>
          </table:table-cell>
          <table:table-cell office:value-type="float" office:value="0.00000000001186932956" calcext:value-type="float">
            <text:p>1.19E-11</text:p>
          </table:table-cell>
          <table:table-cell office:value-type="float" office:value="0.00000000001202535392" calcext:value-type="float">
            <text:p>1.20E-11</text:p>
          </table:table-cell>
          <table:table-cell office:value-type="float" office:value="0.00000000001203849448" calcext:value-type="float">
            <text:p>1.20E-11</text:p>
          </table:table-cell>
          <table:table-cell office:value-type="float" office:value="0.00000000001212066256" calcext:value-type="float">
            <text:p>1.21E-11</text:p>
          </table:table-cell>
          <table:table-cell office:value-type="float" office:value="0.00000000001216855436" calcext:value-type="float">
            <text:p>1.22E-11</text:p>
          </table:table-cell>
          <table:table-cell office:value-type="float" office:value="0.0000000000122128048" calcext:value-type="float">
            <text:p>1.22E-11</text:p>
          </table:table-cell>
          <table:table-cell office:value-type="float" office:value="0.00000000001222681612" calcext:value-type="float">
            <text:p>1.22E-11</text:p>
          </table:table-cell>
          <table:table-cell office:value-type="float" office:value="0.00000000001229093572" calcext:value-type="float">
            <text:p>1.23E-11</text:p>
          </table:table-cell>
          <table:table-cell office:value-type="float" office:value="0.00000000001231262556" calcext:value-type="float">
            <text:p>1.23E-11</text:p>
          </table:table-cell>
          <table:table-cell office:value-type="float" office:value="0.00000000001233922332" calcext:value-type="float">
            <text:p>1.23E-11</text:p>
          </table:table-cell>
          <table:table-cell office:value-type="float" office:value="0.00000000001236225888" calcext:value-type="float">
            <text:p>1.24E-11</text:p>
          </table:table-cell>
          <table:table-cell office:value-type="float" office:value="0.00000000001237262884" calcext:value-type="float">
            <text:p>1.24E-11</text:p>
          </table:table-cell>
          <table:table-cell office:value-type="float" office:value="0.000000000012382603" calcext:value-type="float">
            <text:p>1.24E-11</text:p>
          </table:table-cell>
          <table:table-cell office:value-type="float" office:value="0.00000000001239653516" calcext:value-type="float">
            <text:p>1.24E-11</text:p>
          </table:table-cell>
          <table:table-cell office:value-type="float" office:value="0.00000000001241600852" calcext:value-type="float">
            <text:p>1.24E-11</text:p>
          </table:table-cell>
          <table:table-cell office:value-type="float" office:value="0.0000000000124467226" calcext:value-type="float">
            <text:p>1.24E-11</text:p>
          </table:table-cell>
          <table:table-cell office:value-type="float" office:value="0.00000000001246207964" calcext:value-type="float">
            <text:p>1.25E-11</text:p>
          </table:table-cell>
          <table:table-cell office:value-type="float" office:value="0.00000000001248733168" calcext:value-type="float">
            <text:p>1.25E-11</text:p>
          </table:table-cell>
          <table:table-cell office:value-type="float" office:value="0.00000000001251353364" calcext:value-type="float">
            <text:p>1.25E-11</text:p>
          </table:table-cell>
          <table:table-cell office:value-type="float" office:value="0.00000000001253561928" calcext:value-type="float">
            <text:p>1.25E-11</text:p>
          </table:table-cell>
          <table:table-cell office:value-type="float" office:value="0.00000000001254598924" calcext:value-type="float">
            <text:p>1.25E-11</text:p>
          </table:table-cell>
          <table:table-cell office:value-type="float" office:value="0.00000000001255643836" calcext:value-type="float">
            <text:p>1.26E-11</text:p>
          </table:table-cell>
          <table:table-cell office:value-type="float" office:value="0.00000000001256182124" calcext:value-type="float">
            <text:p>1.26E-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000000846566496" calcext:value-type="float">
            <text:p>8.47E-12</text:p>
          </table:table-cell>
          <table:table-cell office:value-type="float" office:value="0.00000000001203633914" calcext:value-type="float">
            <text:p>1.20E-11</text:p>
          </table:table-cell>
          <table:table-cell office:value-type="float" office:value="0.00000000001113777832" calcext:value-type="float">
            <text:p>1.11E-11</text:p>
          </table:table-cell>
          <table:table-cell office:value-type="float" office:value="0.00000000000843702628" calcext:value-type="float">
            <text:p>8.44E-12</text:p>
          </table:table-cell>
          <table:table-cell office:value-type="float" office:value="0.00000000000931450832" calcext:value-type="float">
            <text:p>9.31E-12</text:p>
          </table:table-cell>
          <table:table-cell office:value-type="float" office:value="0.00000000000948553994" calcext:value-type="float">
            <text:p>9.49E-12</text:p>
          </table:table-cell>
          <table:table-cell office:value-type="float" office:value="0.00000000000941394324" calcext:value-type="float">
            <text:p>9.41E-12</text:p>
          </table:table-cell>
          <table:table-cell office:value-type="float" office:value="0.00000000000935773316" calcext:value-type="float">
            <text:p>9.36E-12</text:p>
          </table:table-cell>
          <table:table-cell office:value-type="float" office:value="0.00000000000913200344" calcext:value-type="float">
            <text:p>9.13E-12</text:p>
          </table:table-cell>
          <table:table-cell office:value-type="float" office:value="0.00000000000838686412" calcext:value-type="float">
            <text:p>8.39E-12</text:p>
          </table:table-cell>
          <table:table-cell office:value-type="float" office:value="0.00000000000859213764" calcext:value-type="float">
            <text:p>8.59E-12</text:p>
          </table:table-cell>
          <table:table-cell office:value-type="float" office:value="0.0000000000094609925" calcext:value-type="float">
            <text:p>9.46E-12</text:p>
          </table:table-cell>
          <table:table-cell office:value-type="float" office:value="0.00000000001030165338" calcext:value-type="float">
            <text:p>1.03E-11</text:p>
          </table:table-cell>
          <table:table-cell office:value-type="float" office:value="0.00000000001086517722" calcext:value-type="float">
            <text:p>1.09E-11</text:p>
          </table:table-cell>
          <table:table-cell office:value-type="float" office:value="0.00000000001089879654" calcext:value-type="float">
            <text:p>1.09E-11</text:p>
          </table:table-cell>
          <table:table-cell office:value-type="float" office:value="0.00000000001114969628" calcext:value-type="float">
            <text:p>1.11E-11</text:p>
          </table:table-cell>
          <table:table-cell office:value-type="float" office:value="0.00000000001187633608" calcext:value-type="float">
            <text:p>1.19E-11</text:p>
          </table:table-cell>
          <table:table-cell office:value-type="float" office:value="0.00000000001268569008" calcext:value-type="float">
            <text:p>1.27E-11</text:p>
          </table:table-cell>
          <table:table-cell office:value-type="float" office:value="0.00000000001327500652" calcext:value-type="float">
            <text:p>1.33E-11</text:p>
          </table:table-cell>
          <table:table-cell office:value-type="float" office:value="0.00000000001345110772" calcext:value-type="float">
            <text:p>1.35E-11</text:p>
          </table:table-cell>
          <table:table-cell office:value-type="float" office:value="0.00000000001346533812" calcext:value-type="float">
            <text:p>1.35E-11</text:p>
          </table:table-cell>
          <table:table-cell office:value-type="float" office:value="0.00000000001356237166" calcext:value-type="float">
            <text:p>1.36E-11</text:p>
          </table:table-cell>
          <table:table-cell office:value-type="float" office:value="0.0000000000136189375" calcext:value-type="float">
            <text:p>1.36E-11</text:p>
          </table:table-cell>
          <table:table-cell office:value-type="float" office:value="0.00000000001367239044" calcext:value-type="float">
            <text:p>1.37E-11</text:p>
          </table:table-cell>
          <table:table-cell office:value-type="float" office:value="0.00000000001368937798" calcext:value-type="float">
            <text:p>1.37E-11</text:p>
          </table:table-cell>
          <table:table-cell office:value-type="float" office:value="0.00000000001376640002" calcext:value-type="float">
            <text:p>1.38E-11</text:p>
          </table:table-cell>
          <table:table-cell office:value-type="float" office:value="0.00000000001379308202" calcext:value-type="float">
            <text:p>1.38E-11</text:p>
          </table:table-cell>
          <table:table-cell office:value-type="float" office:value="0.00000000001382581194" calcext:value-type="float">
            <text:p>1.38E-11</text:p>
          </table:table-cell>
          <table:table-cell office:value-type="float" office:value="0.00000000001385436168" calcext:value-type="float">
            <text:p>1.39E-11</text:p>
          </table:table-cell>
          <table:table-cell office:value-type="float" office:value="0.0000000000138670801" calcext:value-type="float">
            <text:p>1.39E-11</text:p>
          </table:table-cell>
          <table:table-cell office:value-type="float" office:value="0.00000000001387979852" calcext:value-type="float">
            <text:p>1.39E-11</text:p>
          </table:table-cell>
          <table:table-cell office:value-type="float" office:value="0.00000000001389678606" calcext:value-type="float">
            <text:p>1.39E-11</text:p>
          </table:table-cell>
          <table:table-cell office:value-type="float" office:value="0.00000000001392106668" calcext:value-type="float">
            <text:p>1.39E-11</text:p>
          </table:table-cell>
          <table:table-cell office:value-type="float" office:value="0.00000000001395931088" calcext:value-type="float">
            <text:p>1.40E-11</text:p>
          </table:table-cell>
          <table:table-cell office:value-type="float" office:value="0.00000000001397807722" calcext:value-type="float">
            <text:p>1.40E-11</text:p>
          </table:table-cell>
          <table:table-cell office:value-type="float" office:value="0.00000000001400902834" calcext:value-type="float">
            <text:p>1.40E-11</text:p>
          </table:table-cell>
          <table:table-cell office:value-type="float" office:value="0.0000000000140418472" calcext:value-type="float">
            <text:p>1.40E-11</text:p>
          </table:table-cell>
          <table:table-cell office:value-type="float" office:value="0.00000000001406968542" calcext:value-type="float">
            <text:p>1.41E-11</text:p>
          </table:table-cell>
          <table:table-cell office:value-type="float" office:value="0.0000000000140818702" calcext:value-type="float">
            <text:p>1.41E-11</text:p>
          </table:table-cell>
          <table:table-cell office:value-type="float" office:value="0.00000000001409583378" calcext:value-type="float">
            <text:p>1.41E-11</text:p>
          </table:table-cell>
          <table:table-cell office:value-type="float" office:value="0.00000000001410250428" calcext:value-type="float">
            <text:p>1.41E-1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000000094362408" calcext:value-type="float">
            <text:p>9.44E-12</text:p>
          </table:table-cell>
          <table:table-cell office:value-type="float" office:value="0.0000000000134051834" calcext:value-type="float">
            <text:p>1.34E-11</text:p>
          </table:table-cell>
          <table:table-cell office:value-type="float" office:value="0.0000000000123977644" calcext:value-type="float">
            <text:p>1.24E-11</text:p>
          </table:table-cell>
          <table:table-cell office:value-type="float" office:value="0.0000000000094172554" calcext:value-type="float">
            <text:p>9.42E-12</text:p>
          </table:table-cell>
          <table:table-cell office:value-type="float" office:value="0.0000000000103775588" calcext:value-type="float">
            <text:p>1.04E-11</text:p>
          </table:table-cell>
          <table:table-cell office:value-type="float" office:value="0.0000000000105560812" calcext:value-type="float">
            <text:p>1.06E-11</text:p>
          </table:table-cell>
          <table:table-cell office:value-type="float" office:value="0.0000000000104755672" calcext:value-type="float">
            <text:p>1.05E-11</text:p>
          </table:table-cell>
          <table:table-cell office:value-type="float" office:value="0.000000000010407677" calcext:value-type="float">
            <text:p>1.04E-11</text:p>
          </table:table-cell>
          <table:table-cell office:value-type="float" office:value="0.000000000010161662" calcext:value-type="float">
            <text:p>1.02E-11</text:p>
          </table:table-cell>
          <table:table-cell office:value-type="float" office:value="0.000000000009330181" calcext:value-type="float">
            <text:p>9.33E-12</text:p>
          </table:table-cell>
          <table:table-cell office:value-type="float" office:value="0.0000000000095584034" calcext:value-type="float">
            <text:p>9.56E-12</text:p>
          </table:table-cell>
          <table:table-cell office:value-type="float" office:value="0.0000000000105218876" calcext:value-type="float">
            <text:p>1.05E-11</text:p>
          </table:table-cell>
          <table:table-cell office:value-type="float" office:value="0.0000000000114540608" calcext:value-type="float">
            <text:p>1.15E-11</text:p>
          </table:table-cell>
          <table:table-cell office:value-type="float" office:value="0.0000000000120823682" calcext:value-type="float">
            <text:p>1.21E-11</text:p>
          </table:table-cell>
          <table:table-cell office:value-type="float" office:value="0.0000000000121164624" calcext:value-type="float">
            <text:p>1.21E-11</text:p>
          </table:table-cell>
          <table:table-cell office:value-type="float" office:value="0.00000000001240015" calcext:value-type="float">
            <text:p>1.24E-11</text:p>
          </table:table-cell>
          <table:table-cell office:value-type="float" office:value="0.0000000000132064828" calcext:value-type="float">
            <text:p>1.32E-11</text:p>
          </table:table-cell>
          <table:table-cell office:value-type="float" office:value="0.0000000000141106252" calcext:value-type="float">
            <text:p>1.41E-11</text:p>
          </table:table-cell>
          <table:table-cell office:value-type="float" office:value="0.0000000000147680568" calcext:value-type="float">
            <text:p>1.48E-11</text:p>
          </table:table-cell>
          <table:table-cell office:value-type="float" office:value="0.0000000000149647694" calcext:value-type="float">
            <text:p>1.50E-11</text:p>
          </table:table-cell>
          <table:table-cell office:value-type="float" office:value="0.0000000000149808722" calcext:value-type="float">
            <text:p>1.50E-11</text:p>
          </table:table-cell>
          <table:table-cell office:value-type="float" office:value="0.000000000015094387" calcext:value-type="float">
            <text:p>1.51E-11</text:p>
          </table:table-cell>
          <table:table-cell office:value-type="float" office:value="0.0000000000151603886" calcext:value-type="float">
            <text:p>1.52E-11</text:p>
          </table:table-cell>
          <table:table-cell office:value-type="float" office:value="0.0000000000152247004" calcext:value-type="float">
            <text:p>1.52E-11</text:p>
          </table:table-cell>
          <table:table-cell office:value-type="float" office:value="0.0000000000152458726" calcext:value-type="float">
            <text:p>1.52E-11</text:p>
          </table:table-cell>
          <table:table-cell office:value-type="float" office:value="0.0000000000153366248" calcext:value-type="float">
            <text:p>1.53E-11</text:p>
          </table:table-cell>
          <table:table-cell office:value-type="float" office:value="0.000000000015369228" calcext:value-type="float">
            <text:p>1.54E-11</text:p>
          </table:table-cell>
          <table:table-cell office:value-type="float" office:value="0.0000000000154088886" calcext:value-type="float">
            <text:p>1.54E-11</text:p>
          </table:table-cell>
          <table:table-cell office:value-type="float" office:value="0.000000000015443281" calcext:value-type="float">
            <text:p>1.54E-11</text:p>
          </table:table-cell>
          <table:table-cell office:value-type="float" office:value="0.000000000015459185" calcext:value-type="float">
            <text:p>1.55E-11</text:p>
          </table:table-cell>
          <table:table-cell office:value-type="float" office:value="0.000000000015474095" calcext:value-type="float">
            <text:p>1.55E-11</text:p>
          </table:table-cell>
          <table:table-cell office:value-type="float" office:value="0.0000000000154952672" calcext:value-type="float">
            <text:p>1.55E-11</text:p>
          </table:table-cell>
          <table:table-cell office:value-type="float" office:value="0.0000000000155251866" calcext:value-type="float">
            <text:p>1.55E-11</text:p>
          </table:table-cell>
          <table:table-cell office:value-type="float" office:value="0.0000000000155719046" calcext:value-type="float">
            <text:p>1.56E-11</text:p>
          </table:table-cell>
          <table:table-cell office:value-type="float" office:value="0.000000000015594866" calcext:value-type="float">
            <text:p>1.56E-11</text:p>
          </table:table-cell>
          <table:table-cell office:value-type="float" office:value="0.000000000015633632" calcext:value-type="float">
            <text:p>1.56E-11</text:p>
          </table:table-cell>
          <table:table-cell office:value-type="float" office:value="0.0000000000156732926" calcext:value-type="float">
            <text:p>1.57E-11</text:p>
          </table:table-cell>
          <table:table-cell office:value-type="float" office:value="0.0000000000157067904" calcext:value-type="float">
            <text:p>1.57E-11</text:p>
          </table:table-cell>
          <table:table-cell office:value-type="float" office:value="0.000000000015722595" calcext:value-type="float">
            <text:p>1.57E-11</text:p>
          </table:table-cell>
          <table:table-cell office:value-type="float" office:value="0.0000000000157393936" calcext:value-type="float">
            <text:p>1.57E-11</text:p>
          </table:table-cell>
          <table:table-cell office:value-type="float" office:value="0.0000000000157481408" calcext:value-type="float">
            <text:p>1.57E-1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000000104631345" calcext:value-type="float">
            <text:p>1.05E-11</text:p>
          </table:table-cell>
          <table:table-cell office:value-type="float" office:value="0.000000000014851642" calcext:value-type="float">
            <text:p>1.49E-11</text:p>
          </table:table-cell>
          <table:table-cell office:value-type="float" office:value="0.0000000000137288515" calcext:value-type="float">
            <text:p>1.37E-11</text:p>
          </table:table-cell>
          <table:table-cell office:value-type="float" office:value="0.0000000000104569465" calcext:value-type="float">
            <text:p>1.05E-11</text:p>
          </table:table-cell>
          <table:table-cell office:value-type="float" office:value="0.0000000000115016135" calcext:value-type="float">
            <text:p>1.15E-11</text:p>
          </table:table-cell>
          <table:table-cell office:value-type="float" office:value="0.0000000000116870325" calcext:value-type="float">
            <text:p>1.17E-11</text:p>
          </table:table-cell>
          <table:table-cell office:value-type="float" office:value="0.0000000000115966435" calcext:value-type="float">
            <text:p>1.16E-11</text:p>
          </table:table-cell>
          <table:table-cell office:value-type="float" office:value="0.000000000011515426" calcext:value-type="float">
            <text:p>1.15E-11</text:p>
          </table:table-cell>
          <table:table-cell office:value-type="float" office:value="0.000000000011250005" calcext:value-type="float">
            <text:p>1.13E-11</text:p>
          </table:table-cell>
          <table:table-cell office:value-type="float" office:value="0.0000000000103269985" calcext:value-type="float">
            <text:p>1.03E-11</text:p>
          </table:table-cell>
          <table:table-cell office:value-type="float" office:value="0.000000000010579712" calcext:value-type="float">
            <text:p>1.06E-11</text:p>
          </table:table-cell>
          <table:table-cell office:value-type="float" office:value="0.000000000011642943" calcext:value-type="float">
            <text:p>1.16E-11</text:p>
          </table:table-cell>
          <table:table-cell office:value-type="float" office:value="0.000000000012669267" calcext:value-type="float">
            <text:p>1.27E-11</text:p>
          </table:table-cell>
          <table:table-cell office:value-type="float" office:value="0.0000000000133661905" calcext:value-type="float">
            <text:p>1.34E-11</text:p>
          </table:table-cell>
          <table:table-cell office:value-type="float" office:value="0.0000000000134008875" calcext:value-type="float">
            <text:p>1.34E-11</text:p>
          </table:table-cell>
          <table:table-cell office:value-type="float" office:value="0.00000000001371968" calcext:value-type="float">
            <text:p>1.37E-11</text:p>
          </table:table-cell>
          <table:table-cell office:value-type="float" office:value="0.0000000000146095365" calcext:value-type="float">
            <text:p>1.46E-11</text:p>
          </table:table-cell>
          <table:table-cell office:value-type="float" office:value="0.0000000000156130975" calcext:value-type="float">
            <text:p>1.56E-11</text:p>
          </table:table-cell>
          <table:table-cell office:value-type="float" office:value="0.0000000000163399665" calcext:value-type="float">
            <text:p>1.63E-11</text:p>
          </table:table-cell>
          <table:table-cell office:value-type="float" office:value="0.00000000001655953" calcext:value-type="float">
            <text:p>1.66E-11</text:p>
          </table:table-cell>
          <table:table-cell office:value-type="float" office:value="0.0000000000165777625" calcext:value-type="float">
            <text:p>1.66E-11</text:p>
          </table:table-cell>
          <table:table-cell office:value-type="float" office:value="0.0000000000167081525" calcext:value-type="float">
            <text:p>1.67E-11</text:p>
          </table:table-cell>
          <table:table-cell office:value-type="float" office:value="0.0000000000167846185" calcext:value-type="float">
            <text:p>1.68E-11</text:p>
          </table:table-cell>
          <table:table-cell office:value-type="float" office:value="0.000000000016861637" calcext:value-type="float">
            <text:p>1.69E-11</text:p>
          </table:table-cell>
          <table:table-cell office:value-type="float" office:value="0.000000000016886389" calcext:value-type="float">
            <text:p>1.69E-11</text:p>
          </table:table-cell>
          <table:table-cell office:value-type="float" office:value="0.000000000016993574" calcext:value-type="float">
            <text:p>1.70E-11</text:p>
          </table:table-cell>
          <table:table-cell office:value-type="float" office:value="0.0000000000170321385" calcext:value-type="float">
            <text:p>1.70E-11</text:p>
          </table:table-cell>
          <table:table-cell office:value-type="float" office:value="0.000000000017080206" calcext:value-type="float">
            <text:p>1.71E-11</text:p>
          </table:table-cell>
          <table:table-cell office:value-type="float" office:value="0.0000000000171214225" calcext:value-type="float">
            <text:p>1.71E-11</text:p>
          </table:table-cell>
          <table:table-cell office:value-type="float" office:value="0.00000000001714076" calcext:value-type="float">
            <text:p>1.71E-11</text:p>
          </table:table-cell>
          <table:table-cell office:value-type="float" office:value="0.0000000000171585505" calcext:value-type="float">
            <text:p>1.72E-11</text:p>
          </table:table-cell>
          <table:table-cell office:value-type="float" office:value="0.000000000017184739" calcext:value-type="float">
            <text:p>1.72E-11</text:p>
          </table:table-cell>
          <table:table-cell office:value-type="float" office:value="0.0000000000172204305" calcext:value-type="float">
            <text:p>1.72E-11</text:p>
          </table:table-cell>
          <table:table-cell office:value-type="float" office:value="0.0000000000172767855" calcext:value-type="float">
            <text:p>1.73E-11</text:p>
          </table:table-cell>
          <table:table-cell office:value-type="float" office:value="0.000000000017305626" calcext:value-type="float">
            <text:p>1.73E-11</text:p>
          </table:table-cell>
          <table:table-cell office:value-type="float" office:value="0.0000000000173510415" calcext:value-type="float">
            <text:p>1.74E-11</text:p>
          </table:table-cell>
          <table:table-cell office:value-type="float" office:value="0.0000000000174005455" calcext:value-type="float">
            <text:p>1.74E-11</text:p>
          </table:table-cell>
          <table:table-cell office:value-type="float" office:value="0.000000000017441762" calcext:value-type="float">
            <text:p>1.74E-11</text:p>
          </table:table-cell>
          <table:table-cell office:value-type="float" office:value="0.000000000017460989" calcext:value-type="float">
            <text:p>1.75E-11</text:p>
          </table:table-cell>
          <table:table-cell office:value-type="float" office:value="0.0000000000174816525" calcext:value-type="float">
            <text:p>1.75E-11</text:p>
          </table:table-cell>
          <table:table-cell office:value-type="float" office:value="0.000000000017491266" calcext:value-type="float">
            <text:p>1.75E-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0000001272159" calcext:value-type="float">
            <text:p>1.27E-11</text:p>
          </table:table-cell>
          <table:table-cell office:value-type="float" office:value="0.000000000018025875" calcext:value-type="float">
            <text:p>1.80E-11</text:p>
          </table:table-cell>
          <table:table-cell office:value-type="float" office:value="0.000000000016647255" calcext:value-type="float">
            <text:p>1.66E-11</text:p>
          </table:table-cell>
          <table:table-cell office:value-type="float" office:value="0.00000000001275075" calcext:value-type="float">
            <text:p>1.28E-11</text:p>
          </table:table-cell>
          <table:table-cell office:value-type="float" office:value="0.000000000013971015" calcext:value-type="float">
            <text:p>1.40E-11</text:p>
          </table:table-cell>
          <table:table-cell office:value-type="float" office:value="0.000000000014167035" calcext:value-type="float">
            <text:p>1.42E-11</text:p>
          </table:table-cell>
          <table:table-cell office:value-type="float" office:value="0.000000000014054715" calcext:value-type="float">
            <text:p>1.41E-11</text:p>
          </table:table-cell>
          <table:table-cell office:value-type="float" office:value="0.000000000013943205" calcext:value-type="float">
            <text:p>1.39E-11</text:p>
          </table:table-cell>
          <table:table-cell office:value-type="float" office:value="0.000000000013637835" calcext:value-type="float">
            <text:p>1.36E-11</text:p>
          </table:table-cell>
          <table:table-cell office:value-type="float" office:value="0.00000000001251585" calcext:value-type="float">
            <text:p>1.25E-11</text:p>
          </table:table-cell>
          <table:table-cell office:value-type="float" office:value="0.00000000001282095" calcext:value-type="float">
            <text:p>1.28E-11</text:p>
          </table:table-cell>
          <table:table-cell office:value-type="float" office:value="0.00000000001409886" calcext:value-type="float">
            <text:p>1.41E-11</text:p>
          </table:table-cell>
          <table:table-cell office:value-type="float" office:value="0.0000000000153306" calcext:value-type="float">
            <text:p>1.53E-11</text:p>
          </table:table-cell>
          <table:table-cell office:value-type="float" office:value="0.000000000016177995" calcext:value-type="float">
            <text:p>1.62E-11</text:p>
          </table:table-cell>
          <table:table-cell office:value-type="float" office:value="0.0000000000162108" calcext:value-type="float">
            <text:p>1.62E-11</text:p>
          </table:table-cell>
          <table:table-cell office:value-type="float" office:value="0.000000000016608105" calcext:value-type="float">
            <text:p>1.66E-11</text:p>
          </table:table-cell>
          <table:table-cell office:value-type="float" office:value="0.00000000001767636" calcext:value-type="float">
            <text:p>1.77E-11</text:p>
          </table:table-cell>
          <table:table-cell office:value-type="float" office:value="0.0000000000188973" calcext:value-type="float">
            <text:p>1.89E-11</text:p>
          </table:table-cell>
          <table:table-cell office:value-type="float" office:value="0.0000000000197775" calcext:value-type="float">
            <text:p>1.98E-11</text:p>
          </table:table-cell>
          <table:table-cell office:value-type="float" office:value="0.0000000000200448" calcext:value-type="float">
            <text:p>2.00E-11</text:p>
          </table:table-cell>
          <table:table-cell office:value-type="float" office:value="0.00000000002006613" calcext:value-type="float">
            <text:p>2.01E-11</text:p>
          </table:table-cell>
          <table:table-cell office:value-type="float" office:value="0.000000000020236095" calcext:value-type="float">
            <text:p>2.02E-11</text:p>
          </table:table-cell>
          <table:table-cell office:value-type="float" office:value="0.00000000002033667" calcext:value-type="float">
            <text:p>2.03E-11</text:p>
          </table:table-cell>
          <table:table-cell office:value-type="float" office:value="0.00000000002044278" calcext:value-type="float">
            <text:p>2.04E-11</text:p>
          </table:table-cell>
          <table:table-cell office:value-type="float" office:value="0.00000000002047815" calcext:value-type="float">
            <text:p>2.05E-11</text:p>
          </table:table-cell>
          <table:table-cell office:value-type="float" office:value="0.000000000020622465" calcext:value-type="float">
            <text:p>2.06E-11</text:p>
          </table:table-cell>
          <table:table-cell office:value-type="float" office:value="0.00000000002067795" calcext:value-type="float">
            <text:p>2.07E-11</text:p>
          </table:table-cell>
          <table:table-cell office:value-type="float" office:value="0.00000000002074518" calcext:value-type="float">
            <text:p>2.07E-11</text:p>
          </table:table-cell>
          <table:table-cell office:value-type="float" office:value="0.000000000020803095" calcext:value-type="float">
            <text:p>2.08E-11</text:p>
          </table:table-cell>
          <table:table-cell office:value-type="float" office:value="0.00000000002083158" calcext:value-type="float">
            <text:p>2.08E-11</text:p>
          </table:table-cell>
          <table:table-cell office:value-type="float" office:value="0.00000000002085696" calcext:value-type="float">
            <text:p>2.09E-11</text:p>
          </table:table-cell>
          <table:table-cell office:value-type="float" office:value="0.000000000020893545" calcext:value-type="float">
            <text:p>2.09E-11</text:p>
          </table:table-cell>
          <table:table-cell office:value-type="float" office:value="0.000000000020946195" calcext:value-type="float">
            <text:p>2.09E-11</text:p>
          </table:table-cell>
          <table:table-cell office:value-type="float" office:value="0.00000000002102571" calcext:value-type="float">
            <text:p>2.10E-11</text:p>
          </table:table-cell>
          <table:table-cell office:value-type="float" office:value="0.00000000002106648" calcext:value-type="float">
            <text:p>2.11E-11</text:p>
          </table:table-cell>
          <table:table-cell office:value-type="float" office:value="0.000000000021132495" calcext:value-type="float">
            <text:p>2.11E-11</text:p>
          </table:table-cell>
          <table:table-cell office:value-type="float" office:value="0.000000000021201345" calcext:value-type="float">
            <text:p>2.12E-11</text:p>
          </table:table-cell>
          <table:table-cell office:value-type="float" office:value="0.00000000002126088" calcext:value-type="float">
            <text:p>2.13E-11</text:p>
          </table:table-cell>
          <table:table-cell office:value-type="float" office:value="0.0000000000212895" calcext:value-type="float">
            <text:p>2.13E-11</text:p>
          </table:table-cell>
          <table:table-cell office:value-type="float" office:value="0.000000000021319605" calcext:value-type="float">
            <text:p>2.13E-11</text:p>
          </table:table-cell>
          <table:table-cell office:value-type="float" office:value="0.000000000021335535" calcext:value-type="float">
            <text:p>2.13E-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000000152190638" calcext:value-type="float">
            <text:p>1.52E-11</text:p>
          </table:table-cell>
          <table:table-cell office:value-type="float" office:value="0.0000000000215237778" calcext:value-type="float">
            <text:p>2.15E-11</text:p>
          </table:table-cell>
          <table:table-cell office:value-type="float" office:value="0.000000000019858146" calcext:value-type="float">
            <text:p>1.99E-11</text:p>
          </table:table-cell>
          <table:table-cell office:value-type="float" office:value="0.0000000000152967576" calcext:value-type="float">
            <text:p>1.53E-11</text:p>
          </table:table-cell>
          <table:table-cell office:value-type="float" office:value="0.0000000000166958948" calcext:value-type="float">
            <text:p>1.67E-11</text:p>
          </table:table-cell>
          <table:table-cell office:value-type="float" office:value="0.0000000000168983204" calcext:value-type="float">
            <text:p>1.69E-11</text:p>
          </table:table-cell>
          <table:table-cell office:value-type="float" office:value="0.0000000000167612614" calcext:value-type="float">
            <text:p>1.68E-11</text:p>
          </table:table-cell>
          <table:table-cell office:value-type="float" office:value="0.0000000000166139838" calcext:value-type="float">
            <text:p>1.66E-11</text:p>
          </table:table-cell>
          <table:table-cell office:value-type="float" office:value="0.0000000000162691466" calcext:value-type="float">
            <text:p>1.63E-11</text:p>
          </table:table-cell>
          <table:table-cell office:value-type="float" office:value="0.000000000014929699" calcext:value-type="float">
            <text:p>1.49E-11</text:p>
          </table:table-cell>
          <table:table-cell office:value-type="float" office:value="0.000000000015292216" calcext:value-type="float">
            <text:p>1.53E-11</text:p>
          </table:table-cell>
          <table:table-cell office:value-type="float" office:value="0.0000000000168019736" calcext:value-type="float">
            <text:p>1.68E-11</text:p>
          </table:table-cell>
          <table:table-cell office:value-type="float" office:value="0.0000000000182551234" calcext:value-type="float">
            <text:p>1.83E-11</text:p>
          </table:table-cell>
          <table:table-cell office:value-type="float" office:value="0.0000000000192680624" calcext:value-type="float">
            <text:p>1.93E-11</text:p>
          </table:table-cell>
          <table:table-cell office:value-type="float" office:value="0.0000000000192962852" calcext:value-type="float">
            <text:p>1.93E-11</text:p>
          </table:table-cell>
          <table:table-cell office:value-type="float" office:value="0.0000000000197820742" calcext:value-type="float">
            <text:p>1.98E-11</text:p>
          </table:table-cell>
          <table:table-cell office:value-type="float" office:value="0.0000000000210394486" calcext:value-type="float">
            <text:p>2.10E-11</text:p>
          </table:table-cell>
          <table:table-cell office:value-type="float" office:value="0.0000000000224982754" calcext:value-type="float">
            <text:p>2.25E-11</text:p>
          </table:table-cell>
          <table:table-cell office:value-type="float" office:value="0.000000000023544141" calcext:value-type="float">
            <text:p>2.35E-11</text:p>
          </table:table-cell>
          <table:table-cell office:value-type="float" office:value="0.0000000000238635128" calcext:value-type="float">
            <text:p>2.39E-11</text:p>
          </table:table-cell>
          <table:table-cell office:value-type="float" office:value="0.0000000000238873562" calcext:value-type="float">
            <text:p>2.39E-11</text:p>
          </table:table-cell>
          <table:table-cell office:value-type="float" office:value="0.0000000000241017846" calcext:value-type="float">
            <text:p>2.41E-11</text:p>
          </table:table-cell>
          <table:table-cell office:value-type="float" office:value="0.000000000024229436" calcext:value-type="float">
            <text:p>2.42E-11</text:p>
          </table:table-cell>
          <table:table-cell office:value-type="float" office:value="0.0000000000243726586" calcext:value-type="float">
            <text:p>2.44E-11</text:p>
          </table:table-cell>
          <table:table-cell office:value-type="float" office:value="0.0000000000244213186" calcext:value-type="float">
            <text:p>2.44E-11</text:p>
          </table:table-cell>
          <table:table-cell office:value-type="float" office:value="0.0000000000246101194" calcext:value-type="float">
            <text:p>2.46E-11</text:p>
          </table:table-cell>
          <table:table-cell office:value-type="float" office:value="0.0000000000246861912" calcext:value-type="float">
            <text:p>2.47E-11</text:p>
          </table:table-cell>
          <table:table-cell office:value-type="float" office:value="0.0000000000247775098" calcext:value-type="float">
            <text:p>2.48E-11</text:p>
          </table:table-cell>
          <table:table-cell office:value-type="float" office:value="0.0000000000248552036" calcext:value-type="float">
            <text:p>2.49E-11</text:p>
          </table:table-cell>
          <table:table-cell office:value-type="float" office:value="0.0000000000248947804" calcext:value-type="float">
            <text:p>2.49E-11</text:p>
          </table:table-cell>
          <table:table-cell office:value-type="float" office:value="0.0000000000249298156" calcext:value-type="float">
            <text:p>2.49E-11</text:p>
          </table:table-cell>
          <table:table-cell office:value-type="float" office:value="0.0000000000249799354" calcext:value-type="float">
            <text:p>2.50E-11</text:p>
          </table:table-cell>
          <table:table-cell office:value-type="float" office:value="0.0000000000250545474" calcext:value-type="float">
            <text:p>2.51E-11</text:p>
          </table:table-cell>
          <table:table-cell office:value-type="float" office:value="0.0000000000251627348" calcext:value-type="float">
            <text:p>2.52E-11</text:p>
          </table:table-cell>
          <table:table-cell office:value-type="float" office:value="0.0000000000252190182" calcext:value-type="float">
            <text:p>2.52E-11</text:p>
          </table:table-cell>
          <table:table-cell office:value-type="float" office:value="0.0000000000253117966" calcext:value-type="float">
            <text:p>2.53E-11</text:p>
          </table:table-cell>
          <table:table-cell office:value-type="float" office:value="0.000000000025406197" calcext:value-type="float">
            <text:p>2.54E-11</text:p>
          </table:table-cell>
          <table:table-cell office:value-type="float" office:value="0.0000000000254884324" calcext:value-type="float">
            <text:p>2.55E-11</text:p>
          </table:table-cell>
          <table:table-cell office:value-type="float" office:value="0.0000000000255296312" calcext:value-type="float">
            <text:p>2.55E-11</text:p>
          </table:table-cell>
          <table:table-cell office:value-type="float" office:value="0.0000000000255721276" calcext:value-type="float">
            <text:p>2.56E-11</text:p>
          </table:table-cell>
          <table:table-cell office:value-type="float" office:value="0.0000000000255949978" calcext:value-type="float">
            <text:p>2.56E-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179696658" calcext:value-type="float">
            <text:p>1.80E-11</text:p>
          </table:table-cell>
          <table:table-cell office:value-type="float" office:value="0.00000000002536437" calcext:value-type="float">
            <text:p>2.54E-11</text:p>
          </table:table-cell>
          <table:table-cell office:value-type="float" office:value="0.0000000000233811801" calcext:value-type="float">
            <text:p>2.34E-11</text:p>
          </table:table-cell>
          <table:table-cell office:value-type="float" office:value="0.0000000000181098525" calcext:value-type="float">
            <text:p>1.81E-11</text:p>
          </table:table-cell>
          <table:table-cell office:value-type="float" office:value="0.0000000000196932507" calcext:value-type="float">
            <text:p>1.97E-11</text:p>
          </table:table-cell>
          <table:table-cell office:value-type="float" office:value="0.0000000000198963195" calcext:value-type="float">
            <text:p>1.99E-11</text:p>
          </table:table-cell>
          <table:table-cell office:value-type="float" office:value="0.0000000000197315184" calcext:value-type="float">
            <text:p>1.97E-11</text:p>
          </table:table-cell>
          <table:table-cell office:value-type="float" office:value="0.0000000000195432567" calcext:value-type="float">
            <text:p>1.95E-11</text:p>
          </table:table-cell>
          <table:table-cell office:value-type="float" office:value="0.0000000000191615412" calcext:value-type="float">
            <text:p>1.92E-11</text:p>
          </table:table-cell>
          <table:table-cell office:value-type="float" office:value="0.0000000000175837197" calcext:value-type="float">
            <text:p>1.76E-11</text:p>
          </table:table-cell>
          <table:table-cell office:value-type="float" office:value="0.0000000000180081258" calcext:value-type="float">
            <text:p>1.80E-11</text:p>
          </table:table-cell>
          <table:table-cell office:value-type="float" office:value="0.0000000000197667093" calcext:value-type="float">
            <text:p>1.98E-11</text:p>
          </table:table-cell>
          <table:table-cell office:value-type="float" office:value="0.0000000000214597185" calcext:value-type="float">
            <text:p>2.15E-11</text:p>
          </table:table-cell>
          <table:table-cell office:value-type="float" office:value="0.0000000000226519785" calcext:value-type="float">
            <text:p>2.27E-11</text:p>
          </table:table-cell>
          <table:table-cell office:value-type="float" office:value="0.0000000000226739007" calcext:value-type="float">
            <text:p>2.27E-11</text:p>
          </table:table-cell>
          <table:table-cell office:value-type="float" office:value="0.0000000000232569543" calcext:value-type="float">
            <text:p>2.33E-11</text:p>
          </table:table-cell>
          <table:table-cell office:value-type="float" office:value="0.0000000000247165113" calcext:value-type="float">
            <text:p>2.47E-11</text:p>
          </table:table-cell>
          <table:table-cell office:value-type="float" office:value="0.0000000000264341349" calcext:value-type="float">
            <text:p>2.64E-11</text:p>
          </table:table-cell>
          <table:table-cell office:value-type="float" office:value="0.0000000000276548553" calcext:value-type="float">
            <text:p>2.77E-11</text:p>
          </table:table-cell>
          <table:table-cell office:value-type="float" office:value="0.0000000000280298403" calcext:value-type="float">
            <text:p>2.80E-11</text:p>
          </table:table-cell>
          <table:table-cell office:value-type="float" office:value="0.00000000002805657" calcext:value-type="float">
            <text:p>2.81E-11</text:p>
          </table:table-cell>
          <table:table-cell office:value-type="float" office:value="0.0000000000283221363" calcext:value-type="float">
            <text:p>2.83E-11</text:p>
          </table:table-cell>
          <table:table-cell office:value-type="float" office:value="0.0000000000284819376" calcext:value-type="float">
            <text:p>2.85E-11</text:p>
          </table:table-cell>
          <table:table-cell office:value-type="float" office:value="0.0000000000286684686" calcext:value-type="float">
            <text:p>2.87E-11</text:p>
          </table:table-cell>
          <table:table-cell office:value-type="float" office:value="0.0000000000287332737" calcext:value-type="float">
            <text:p>2.87E-11</text:p>
          </table:table-cell>
          <table:table-cell office:value-type="float" office:value="0.0000000000289734564" calcext:value-type="float">
            <text:p>2.90E-11</text:p>
          </table:table-cell>
          <table:table-cell office:value-type="float" office:value="0.0000000000290749908" calcext:value-type="float">
            <text:p>2.91E-11</text:p>
          </table:table-cell>
          <table:table-cell office:value-type="float" office:value="0.000000000029196909" calcext:value-type="float">
            <text:p>2.92E-11</text:p>
          </table:table-cell>
          <table:table-cell office:value-type="float" office:value="0.0000000000292999818" calcext:value-type="float">
            <text:p>2.93E-11</text:p>
          </table:table-cell>
          <table:table-cell office:value-type="float" office:value="0.0000000000293542104" calcext:value-type="float">
            <text:p>2.94E-11</text:p>
          </table:table-cell>
          <table:table-cell office:value-type="float" office:value="0.0000000000294001701" calcext:value-type="float">
            <text:p>2.94E-11</text:p>
          </table:table-cell>
          <table:table-cell office:value-type="float" office:value="0.0000000000294684366" calcext:value-type="float">
            <text:p>2.95E-11</text:p>
          </table:table-cell>
          <table:table-cell office:value-type="float" office:value="0.0000000000295678557" calcext:value-type="float">
            <text:p>2.96E-11</text:p>
          </table:table-cell>
          <table:table-cell office:value-type="float" office:value="0.000000000029714196" calcext:value-type="float">
            <text:p>2.97E-11</text:p>
          </table:table-cell>
          <table:table-cell office:value-type="float" office:value="0.0000000000297899622" calcext:value-type="float">
            <text:p>2.98E-11</text:p>
          </table:table-cell>
          <table:table-cell office:value-type="float" office:value="0.0000000000299124573" calcext:value-type="float">
            <text:p>2.99E-11</text:p>
          </table:table-cell>
          <table:table-cell office:value-type="float" office:value="0.0000000000300399522" calcext:value-type="float">
            <text:p>3.00E-11</text:p>
          </table:table-cell>
          <table:table-cell office:value-type="float" office:value="0.0000000000301520631" calcext:value-type="float">
            <text:p>3.02E-11</text:p>
          </table:table-cell>
          <table:table-cell office:value-type="float" office:value="0.0000000000302076378" calcext:value-type="float">
            <text:p>3.02E-11</text:p>
          </table:table-cell>
          <table:table-cell office:value-type="float" office:value="0.0000000000302662893" calcext:value-type="float">
            <text:p>3.03E-11</text:p>
          </table:table-cell>
          <table:table-cell office:value-type="float" office:value="0.0000000000302982111" calcext:value-type="float">
            <text:p>3.03E-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000355107038" calcext:value-type="float">
            <text:p>3.55E-11</text:p>
          </table:table-cell>
          <table:table-cell office:value-type="float" office:value="0.0000000000496433066" calcext:value-type="float">
            <text:p>4.96E-11</text:p>
          </table:table-cell>
          <table:table-cell office:value-type="float" office:value="0.0000000000455916824" calcext:value-type="float">
            <text:p>4.56E-11</text:p>
          </table:table-cell>
          <table:table-cell office:value-type="float" office:value="0.0000000000362668834" calcext:value-type="float">
            <text:p>3.63E-11</text:p>
          </table:table-cell>
          <table:table-cell office:value-type="float" office:value="0.0000000000387385634" calcext:value-type="float">
            <text:p>3.87E-11</text:p>
          </table:table-cell>
          <table:table-cell office:value-type="float" office:value="0.0000000000388540372" calcext:value-type="float">
            <text:p>3.89E-11</text:p>
          </table:table-cell>
          <table:table-cell office:value-type="float" office:value="0.000000000038500278" calcext:value-type="float">
            <text:p>3.85E-11</text:p>
          </table:table-cell>
          <table:table-cell office:value-type="float" office:value="0.0000000000380113488" calcext:value-type="float">
            <text:p>3.80E-11</text:p>
          </table:table-cell>
          <table:table-cell office:value-type="float" office:value="0.0000000000375011786" calcext:value-type="float">
            <text:p>3.75E-11</text:p>
          </table:table-cell>
          <table:table-cell office:value-type="float" office:value="0.0000000000344671914" calcext:value-type="float">
            <text:p>3.45E-11</text:p>
          </table:table-cell>
          <table:table-cell office:value-type="float" office:value="0.0000000000352666254" calcext:value-type="float">
            <text:p>3.53E-11</text:p>
          </table:table-cell>
          <table:table-cell office:value-type="float" office:value="0.0000000000384875334" calcext:value-type="float">
            <text:p>3.85E-11</text:p>
          </table:table-cell>
          <table:table-cell office:value-type="float" office:value="0.0000000000416057122" calcext:value-type="float">
            <text:p>4.16E-11</text:p>
          </table:table-cell>
          <table:table-cell office:value-type="float" office:value="0.0000000000439229122" calcext:value-type="float">
            <text:p>4.39E-11</text:p>
          </table:table-cell>
          <table:table-cell office:value-type="float" office:value="0.000000000043851079" calcext:value-type="float">
            <text:p>4.39E-11</text:p>
          </table:table-cell>
          <table:table-cell office:value-type="float" office:value="0.000000000045075333" calcext:value-type="float">
            <text:p>4.51E-11</text:p>
          </table:table-cell>
          <table:table-cell office:value-type="float" office:value="0.0000000000476682798" calcext:value-type="float">
            <text:p>4.77E-11</text:p>
          </table:table-cell>
          <table:table-cell office:value-type="float" office:value="0.000000000050949435" calcext:value-type="float">
            <text:p>5.09E-11</text:p>
          </table:table-cell>
          <table:table-cell office:value-type="float" office:value="0.0000000000531839882" calcext:value-type="float">
            <text:p>5.32E-11</text:p>
          </table:table-cell>
          <table:table-cell office:value-type="float" office:value="0.000000000053888417" calcext:value-type="float">
            <text:p>5.39E-11</text:p>
          </table:table-cell>
          <table:table-cell office:value-type="float" office:value="0.000000000053911589" calcext:value-type="float">
            <text:p>5.39E-11</text:p>
          </table:table-cell>
          <table:table-cell office:value-type="float" office:value="0.0000000000545017026" calcext:value-type="float">
            <text:p>5.45E-11</text:p>
          </table:table-cell>
          <table:table-cell office:value-type="float" office:value="0.0000000000548608686" calcext:value-type="float">
            <text:p>5.49E-11</text:p>
          </table:table-cell>
          <table:table-cell office:value-type="float" office:value="0.0000000000553957556" calcext:value-type="float">
            <text:p>5.54E-11</text:p>
          </table:table-cell>
          <table:table-cell office:value-type="float" office:value="0.0000000000555988968" calcext:value-type="float">
            <text:p>5.56E-11</text:p>
          </table:table-cell>
          <table:table-cell office:value-type="float" office:value="0.000000000056219134" calcext:value-type="float">
            <text:p>5.62E-11</text:p>
          </table:table-cell>
          <table:table-cell office:value-type="float" office:value="0.0000000000565385214" calcext:value-type="float">
            <text:p>5.65E-11</text:p>
          </table:table-cell>
          <table:table-cell office:value-type="float" office:value="0.0000000000569131354" calcext:value-type="float">
            <text:p>5.69E-11</text:p>
          </table:table-cell>
          <table:table-cell office:value-type="float" office:value="0.0000000000572124404" calcext:value-type="float">
            <text:p>5.72E-11</text:p>
          </table:table-cell>
          <table:table-cell office:value-type="float" office:value="0.0000000000574001336" calcext:value-type="float">
            <text:p>5.74E-11</text:p>
          </table:table-cell>
          <table:table-cell office:value-type="float" office:value="0.000000000057541869" calcext:value-type="float">
            <text:p>5.75E-11</text:p>
          </table:table-cell>
          <table:table-cell office:value-type="float" office:value="0.0000000000577662512" calcext:value-type="float">
            <text:p>5.78E-11</text:p>
          </table:table-cell>
          <table:table-cell office:value-type="float" office:value="0.000000000058094135" calcext:value-type="float">
            <text:p>5.81E-11</text:p>
          </table:table-cell>
          <table:table-cell office:value-type="float" office:value="0.0000000000585510096" calcext:value-type="float">
            <text:p>5.86E-11</text:p>
          </table:table-cell>
          <table:table-cell office:value-type="float" office:value="0.0000000000587981776" calcext:value-type="float">
            <text:p>5.88E-11</text:p>
          </table:table-cell>
          <table:table-cell office:value-type="float" office:value="0.0000000000591897844" calcext:value-type="float">
            <text:p>5.92E-11</text:p>
          </table:table-cell>
          <table:table-cell office:value-type="float" office:value="0.0000000000595929772" calcext:value-type="float">
            <text:p>5.96E-11</text:p>
          </table:table-cell>
          <table:table-cell office:value-type="float" office:value="0.0000000000599617982" calcext:value-type="float">
            <text:p>6.00E-11</text:p>
          </table:table-cell>
          <table:table-cell office:value-type="float" office:value="0.0000000000601576016" calcext:value-type="float">
            <text:p>6.02E-11</text:p>
          </table:table-cell>
          <table:table-cell office:value-type="float" office:value="0.0000000000603634462" calcext:value-type="float">
            <text:p>6.04E-11</text:p>
          </table:table-cell>
          <table:table-cell office:value-type="float" office:value="0.0000000000604843268" calcext:value-type="float">
            <text:p>6.05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9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2:20:50.573372706</meta:creation-date>
    <dc:date>2022-07-01T12:23:21.742688551</dc:date>
    <meta:editing-duration>PT2M31S</meta:editing-duration>
    <meta:editing-cycles>1</meta:editing-cycles>
    <meta:document-statistic meta:table-count="1" meta:cell-count="1049" meta:object-count="0"/>
    <meta:generator>LibreOffice/7.1.4.2$Linux_X86_64 LibreOffice_project/10$Build-2</meta:generator>
  </office:meta>
</office:document-meta>
</file>